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721cm"/>
    </style:style>
    <style:style style:name="co8" style:family="table-column">
      <style:table-column-properties fo:break-before="auto" style:column-width="5.676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5.904cm"/>
    </style:style>
    <style:style style:name="co11" style:family="table-column">
      <style:table-column-properties fo:break-before="auto" style:column-width="4.54cm"/>
    </style:style>
    <style:style style:name="co12" style:family="table-column">
      <style:table-column-properties fo:break-before="auto" style:column-width="12.164cm"/>
    </style:style>
    <style:style style:name="co13" style:family="table-column">
      <style:table-column-properties fo:break-before="auto" style:column-width="6.812cm"/>
    </style:style>
    <style:style style:name="co14" style:family="table-column">
      <style:table-column-properties fo:break-before="auto" style:column-width="7.265cm"/>
    </style:style>
    <style:style style:name="co15" style:family="table-column">
      <style:table-column-properties fo:break-before="auto" style:column-width="7.04cm"/>
    </style:style>
    <style:style style:name="co16" style:family="table-column">
      <style:table-column-properties fo:break-before="auto" style:column-width="6.937cm"/>
    </style:style>
    <style:style style:name="co17" style:family="table-column">
      <style:table-column-properties fo:break-before="auto" style:column-width="6.13cm"/>
    </style:style>
    <style:style style:name="co18" style:family="table-column">
      <style:table-column-properties fo:break-before="auto" style:column-width="6.357cm"/>
    </style:style>
    <style:style style:name="co19" style:family="table-column">
      <style:table-column-properties fo:break-before="auto" style:column-width="12.7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9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13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3" table:number-columns-repeated="4" table:default-cell-style-name="ce16"/>
        <table:table-column table:style-name="co4" table:default-cell-style-name="ce16"/>
        <table:table-column table:style-name="co3" table:number-columns-repeated="9" table:default-cell-style-name="ce16"/>
        <table:table-column table:style-name="co4" table:number-columns-repeated="2" table:default-cell-style-name="ce16"/>
        <table:table-column table:style-name="co3" table:number-columns-repeated="2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number-columns-repeated="998" table:default-cell-style-name="ce16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2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22" table:number-columns-repeated="14"/>
          <table:table-cell table:number-columns-repeated="1009"/>
        </table:table-row>
        <table:table-row table:style-name="ro1">
          <table:table-cell table:style-name="ce19"/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DateTime</text:p>
          </table:table-cell>
          <table:table-cell table:style-name="ce23" office:value-type="string" calcext:value-type="string">
            <text:p>Zone</text:p>
          </table:table-cell>
          <table:table-cell table:style-name="ce23" office:value-type="string" calcext:value-type="string">
            <text:p>CIK</text:p>
          </table:table-cell>
          <table:table-cell table:style-name="ce23" office:value-type="string" calcext:value-type="string">
            <text:p>Accession</text:p>
          </table:table-cell>
          <table:table-cell table:style-name="ce23" office:value-type="string" calcext:value-type="string">
            <text:p>Extention</text:p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Size</text:p>
          </table:table-cell>
          <table:table-cell table:style-name="ce23" office:value-type="string" calcext:value-type="string">
            <text:p>IDX</text:p>
          </table:table-cell>
          <table:table-cell table:style-name="ce23" office:value-type="string" calcext:value-type="string">
            <text:p>NoRefer</text:p>
          </table:table-cell>
          <table:table-cell table:style-name="ce23" office:value-type="string" calcext:value-type="string">
            <text:p>NoAgent</text:p>
          </table:table-cell>
          <table:table-cell table:style-name="ce23" office:value-type="string" calcext:value-type="string">
            <text:p>Find</text:p>
          </table:table-cell>
          <table:table-cell table:style-name="ce23" office:value-type="string" calcext:value-type="string">
            <text:p>Crawler</text:p>
          </table:table-cell>
          <table:table-cell table:style-name="ce23" office:value-type="string" calcext:value-type="string">
            <text:p>Browser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93308493769506" calcext:value-type="float">
            <text:p>3,9330849376950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04114644914955" calcext:value-type="float">
            <text:p>3,04114644914955</text:p>
          </table:table-cell>
          <table:table-cell office:value-type="float" office:value="4.36387680032061" calcext:value-type="float">
            <text:p>4,36387680032061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76" calcext:value-type="float">
            <text:p>576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76" calcext:value-type="float">
            <text:p>576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3.7107107107107" calcext:value-type="float">
            <text:p>13,710710710710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77677677677678" calcext:value-type="float">
            <text:p>9,77677677677678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.802520675640332" calcext:value-type="float">
            <text:p>0,8025206756403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3006225693032" calcext:value-type="float">
            <text:p>5,13006225693032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.644039434830215" calcext:value-type="float">
            <text:p>0,6440394348302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.317538759981" calcext:value-type="float">
            <text:p>26,317538759981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6.32895612615724" calcext:value-type="float">
            <text:p>6,3289561261572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76452751891572" calcext:value-type="float">
            <text:p>8,76452751891572</text:p>
          </table:table-cell>
          <table:table-cell office:value-type="float" office:value="3.03952690768773" calcext:value-type="float">
            <text:p>3,03952690768773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6.32895612615724" calcext:value-type="float">
            <text:p>6,3289561261572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76452751891572" calcext:value-type="float">
            <text:p>8,76452751891572</text:p>
          </table:table-cell>
          <table:table-cell office:value-type="float" office:value="3.03952690768773" calcext:value-type="float">
            <text:p>3,03952690768773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3.7107107107107" calcext:value-type="float">
            <text:p>13,710710710710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77677677677678" calcext:value-type="float">
            <text:p>9,77677677677678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.802520675640332" calcext:value-type="float">
            <text:p>0,8025206756403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3006225693032" calcext:value-type="float">
            <text:p>5,13006225693032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.644039434830215" calcext:value-type="float">
            <text:p>0,6440394348302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.317538759981" calcext:value-type="float">
            <text:p>26,317538759981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0376861563263262" calcext:value-type="float">
            <text:p>0,037686156326326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00400801603206413" calcext:value-type="float">
            <text:p>0,004008016032064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631818948714805" calcext:value-type="float">
            <text:p>0,063181894871481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0.00399195183955081" calcext:value-type="float">
            <text:p>0,003991951839551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00:00:04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00:00:0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2.13811142091908" calcext:value-type="float">
            <text:p>2,13811142091908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22619660690609" calcext:value-type="float">
            <text:p>8,2261966069060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8646949873972" calcext:value-type="float">
            <text:p>1,28646949873972</text:p>
          </table:table-cell>
          <table:table-cell office:value-type="float" office:value="8.73144594946973" calcext:value-type="float">
            <text:p>8,73144594946973</text:p>
          </table:table-cell>
          <table:table-cell office:value-type="float" office:value="0.999941453025042" calcext:value-type="float">
            <text:p>0,999941453025042</text:p>
          </table:table-cell>
          <table:table-cell office:value-type="float" office:value="0" calcext:value-type="float">
            <text:p>0</text:p>
          </table:table-cell>
          <table:table-cell office:value-type="float" office:value="0.106359702089326" calcext:value-type="float">
            <text:p>0,106359702089326</text:p>
          </table:table-cell>
          <table:table-cell office:value-type="float" office:value="0.263584942677409" calcext:value-type="float">
            <text:p>0,263584942677409</text:p>
          </table:table-cell>
          <table:table-cell office:value-type="float" office:value="0.0672772281910071" calcext:value-type="float">
            <text:p>0,067277228191007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80550.43843844" calcext:value-type="float">
            <text:p>1080550,438438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7.024024024024" calcext:value-type="float">
            <text:p>237,024024024024</text:p>
          </table:table-cell>
          <table:table-cell office:value-type="float" office:value="526571.083083083" calcext:value-type="float">
            <text:p>526571,083083083</text:p>
          </table:table-cell>
          <table:table-cell office:value-type="float" office:value="0.504504504504504" calcext:value-type="float">
            <text:p>0,504504504504504</text:p>
          </table:table-cell>
          <table:table-cell office:value-type="float" office:value="0" calcext:value-type="float">
            <text:p>0</text:p>
          </table:table-cell>
          <table:table-cell office:value-type="float" office:value="0.014014014014014" calcext:value-type="float">
            <text:p>0,014014014014014</text:p>
          </table:table-cell>
          <table:table-cell office:value-type="float" office:value="9.91291291291291" calcext:value-type="float">
            <text:p>9,91291291291291</text:p>
          </table:table-cell>
          <table:table-cell office:value-type="float" office:value="0.00800800800800801" calcext:value-type="float">
            <text:p>0,00800800800800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709996" calcext:value-type="float">
            <text:p>17099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3" calcext:value-type="float">
            <text:p>503</text:p>
          </table:table-cell>
          <table:table-cell office:value-type="float" office:value="399968928" calcext:value-type="float">
            <text:p>399968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96118.586585904" calcext:value-type="float">
            <text:p>496118,58658590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.4008276123818" calcext:value-type="float">
            <text:p>62,4008276123818</text:p>
          </table:table-cell>
          <table:table-cell office:value-type="float" office:value="12681418.4159968" calcext:value-type="float">
            <text:p>12681418,4159968</text:p>
          </table:table-cell>
          <table:table-cell office:value-type="float" office:value="0.499979709027444" calcext:value-type="float">
            <text:p>0,499979709027444</text:p>
          </table:table-cell>
          <table:table-cell office:value-type="float" office:value="0" calcext:value-type="float">
            <text:p>0</text:p>
          </table:table-cell>
          <table:table-cell office:value-type="float" office:value="0.117548379083802" calcext:value-type="float">
            <text:p>0,117548379083802</text:p>
          </table:table-cell>
          <table:table-cell office:value-type="float" office:value="0.716894246583288" calcext:value-type="float">
            <text:p>0,716894246583288</text:p>
          </table:table-cell>
          <table:table-cell office:value-type="float" office:value="0.0891284456038118" calcext:value-type="float">
            <text:p>0,089128445603812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6133651955.995" calcext:value-type="float">
            <text:p>246133651955,9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893.86328671019" calcext:value-type="float">
            <text:p>3893,86328671019</text:p>
          </table:table-cell>
          <table:table-cell office:value-type="float" office:value="160818373041583" calcext:value-type="float">
            <text:p>160818373041583</text:p>
          </table:table-cell>
          <table:table-cell office:value-type="float" office:value="0.249979709439167" calcext:value-type="float">
            <text:p>0,249979709439167</text:p>
          </table:table-cell>
          <table:table-cell office:value-type="float" office:value="0" calcext:value-type="float">
            <text:p>0</text:p>
          </table:table-cell>
          <table:table-cell office:value-type="float" office:value="0.0138176214252293" calcext:value-type="float">
            <text:p>0,013817621425229</text:p>
          </table:table-cell>
          <table:table-cell office:value-type="float" office:value="0.51393736078422" calcext:value-type="float">
            <text:p>0,51393736078422</text:p>
          </table:table-cell>
          <table:table-cell office:value-type="float" office:value="0.00794387981575164" calcext:value-type="float">
            <text:p>0,007943879815752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3" table:number-columns-repeated="4"/>
          <table:table-cell table:style-name="ce23" office:value-type="string" calcext:value-type="string">
            <text:p>Call count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12" office:value-type="string" calcext:value-type="string">
            <text:p>Median in seconds</text:p>
          </table:table-cell>
          <table:table-cell table:style-name="ce12" office:value-type="string" calcext:value-type="string">
            <text:p>Mean in seconds</text:p>
          </table:table-cell>
          <table:table-cell table:style-name="ce12" office:value-type="string" calcext:value-type="string">
            <text:p>Min in seconds</text:p>
          </table:table-cell>
          <table:table-cell table:style-name="ce12" office:value-type="string" calcext:value-type="string">
            <text:p>Max in seconds</text:p>
          </table:table-cell>
          <table:table-cell table:style-name="ce12" office:value-type="string" calcext:value-type="string">
            <text:p>Standard deviation in seconds </text:p>
          </table:table-cell>
          <table:table-cell table:style-name="ce12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21" office:value-type="float" office:value="30.417366" calcext:value-type="float">
            <text:p>3,04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1" office:value-type="float" office:value="4.2505525" calcext:value-type="float">
            <text:p>4,25E+00</text:p>
          </table:table-cell>
          <table:table-cell table:style-name="ce21" office:value-type="float" office:value="3.58414575" calcext:value-type="float">
            <text:p>3,58E+00</text:p>
          </table:table-cell>
          <table:table-cell table:style-name="ce21" office:value-type="float" office:value="1.534" calcext:value-type="float">
            <text:p>1,53E+00</text:p>
          </table:table-cell>
          <table:table-cell table:style-name="ce21" office:value-type="float" office:value="4.301478" calcext:value-type="float">
            <text:p>4,30E+00</text:p>
          </table:table-cell>
          <table:table-cell table:style-name="ce21" office:value-type="float" office:value="1.36700185306345" calcext:value-type="float">
            <text:p>1,37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1" office:value-type="float" office:value="2.332509" calcext:value-type="float">
            <text:p>2,33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21" office:value-type="float" office:value="1.458597" calcext:value-type="float">
            <text:p>1,46E+00</text:p>
          </table:table-cell>
          <table:table-cell table:style-name="ce21" office:value-type="float" office:value="1.46982988888889" calcext:value-type="float">
            <text:p>1,47E+00</text:p>
          </table:table-cell>
          <table:table-cell table:style-name="ce21" office:value-type="float" office:value="1.361197" calcext:value-type="float">
            <text:p>1,36E+00</text:p>
          </table:table-cell>
          <table:table-cell table:style-name="ce21" office:value-type="float" office:value="1.555714" calcext:value-type="float">
            <text:p>1,56E+00</text:p>
          </table:table-cell>
          <table:table-cell table:style-name="ce21" office:value-type="float" office:value="0.058332431291359" calcext:value-type="float">
            <text:p>5,83E-02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1" office:value-type="float" office:value="1.028093" calcext:value-type="float">
            <text:p>1,03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1" office:value-type="float" office:value="0.9409745" calcext:value-type="float">
            <text:p>9,41E-01</text:p>
          </table:table-cell>
          <table:table-cell table:style-name="ce21" office:value-type="float" office:value="0.750615" calcext:value-type="float">
            <text:p>7,51E-01</text:p>
          </table:table-cell>
          <table:table-cell table:style-name="ce21" office:value-type="float" office:value="0.16543" calcext:value-type="float">
            <text:p>1,65E-01</text:p>
          </table:table-cell>
          <table:table-cell table:style-name="ce21" office:value-type="float" office:value="0.955081" calcext:value-type="float">
            <text:p>9,55E-01</text:p>
          </table:table-cell>
          <table:table-cell table:style-name="ce21" office:value-type="float" office:value="0.390236766491831" calcext:value-type="float">
            <text:p>3,90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1" office:value-type="float" office:value="0.8845725" calcext:value-type="float">
            <text:p>8,85E-01</text:p>
          </table:table-cell>
          <table:table-cell table:style-name="ce21" office:value-type="float" office:value="0.69895975" calcext:value-type="float">
            <text:p>6,99E-01</text:p>
          </table:table-cell>
          <table:table-cell table:style-name="ce21" office:value-type="float" office:value="0.123848" calcext:value-type="float">
            <text:p>1,24E-01</text:p>
          </table:table-cell>
          <table:table-cell table:style-name="ce21" office:value-type="float" office:value="0.902846" calcext:value-type="float">
            <text:p>9,03E-01</text:p>
          </table:table-cell>
          <table:table-cell table:style-name="ce21" office:value-type="float" office:value="0.383512732154032" calcext:value-type="float">
            <text:p>3,84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1" office:value-type="float" office:value="0.872862" calcext:value-type="float">
            <text:p>8,73E-01</text:p>
          </table:table-cell>
          <table:table-cell table:style-name="ce21" office:value-type="float" office:value="0.69288875" calcext:value-type="float">
            <text:p>6,93E-01</text:p>
          </table:table-cell>
          <table:table-cell table:style-name="ce21" office:value-type="float" office:value="0.124957" calcext:value-type="float">
            <text:p>1,25E-01</text:p>
          </table:table-cell>
          <table:table-cell table:style-name="ce21" office:value-type="float" office:value="0.900874" calcext:value-type="float">
            <text:p>9,01E-01</text:p>
          </table:table-cell>
          <table:table-cell table:style-name="ce21" office:value-type="float" office:value="0.379052994319066" calcext:value-type="float">
            <text:p>3,79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1" office:value-type="float" office:value="0.8472095" calcext:value-type="float">
            <text:p>8,47E-01</text:p>
          </table:table-cell>
          <table:table-cell table:style-name="ce21" office:value-type="float" office:value="0.755891590909091" calcext:value-type="float">
            <text:p>7,56E-01</text:p>
          </table:table-cell>
          <table:table-cell table:style-name="ce21" office:value-type="float" office:value="0.110481" calcext:value-type="float">
            <text:p>1,10E-01</text:p>
          </table:table-cell>
          <table:table-cell table:style-name="ce21" office:value-type="float" office:value="1.028078" calcext:value-type="float">
            <text:p>1,03E+00</text:p>
          </table:table-cell>
          <table:table-cell table:style-name="ce21" office:value-type="float" office:value="0.265555059339357" calcext:value-type="float">
            <text:p>2,66E-01</text:p>
          </table:table-cell>
          <table:table-cell table:style-name="ce25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upleprocessor.process</text:p>
          </table:table-cell>
          <table:table-cell table:number-columns-repeated="4" table:style-name="ce11" office:value-type="float" office:value="0.288174" calcext:value-type="float">
            <text:p>2,88E-01</text:p>
          </table:table-cell>
          <table:table-cell table:style-name="ce11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21" office:value-type="float" office:value="0.287849" calcext:value-type="float">
            <text:p>2,88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21" office:value-type="float" office:value="0.266458" calcext:value-type="float">
            <text:p>2,66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1" office:value-type="float" office:value="0.257618" calcext:value-type="float">
            <text:p>2,58E-01</text:p>
          </table:table-cell>
          <table:table-cell table:style-name="ce21" office:value-type="float" office:value="0.248843210526316" calcext:value-type="float">
            <text:p>2,49E-01</text:p>
          </table:table-cell>
          <table:table-cell table:style-name="ce21" office:value-type="float" office:value="0.206013" calcext:value-type="float">
            <text:p>2,06E-01</text:p>
          </table:table-cell>
          <table:table-cell table:style-name="ce21" office:value-type="float" office:value="0.271389" calcext:value-type="float">
            <text:p>2,71E-01</text:p>
          </table:table-cell>
          <table:table-cell table:style-name="ce21" office:value-type="float" office:value="0.0197459755325229" calcext:value-type="float">
            <text:p>1,97E-02</text:p>
          </table:table-cell>
          <table:table-cell table:style-name="ce25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1" office:value-type="float" office:value="0.252896" calcext:value-type="float">
            <text:p>2,53E-01</text:p>
          </table:table-cell>
          <table:table-cell table:style-name="ce21" office:value-type="float" office:value="0.24347095" calcext:value-type="float">
            <text:p>2,43E-01</text:p>
          </table:table-cell>
          <table:table-cell table:style-name="ce21" office:value-type="float" office:value="0.201645" calcext:value-type="float">
            <text:p>2,02E-01</text:p>
          </table:table-cell>
          <table:table-cell table:style-name="ce21" office:value-type="float" office:value="0.290262" calcext:value-type="float">
            <text:p>2,90E-01</text:p>
          </table:table-cell>
          <table:table-cell table:style-name="ce21" office:value-type="float" office:value="0.0215789022560536" calcext:value-type="float">
            <text:p>2,16E-02</text:p>
          </table:table-cell>
          <table:table-cell table:style-name="ce25" office:value-type="float" office:value="20" calcext:value-type="float">
            <text:p>2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1" office:value-type="float" office:value="0.247758" calcext:value-type="float">
            <text:p>2,48E-01</text:p>
          </table:table-cell>
          <table:table-cell table:style-name="ce21" office:value-type="float" office:value="0.235003736842105" calcext:value-type="float">
            <text:p>2,35E-01</text:p>
          </table:table-cell>
          <table:table-cell table:style-name="ce21" office:value-type="float" office:value="0.194633" calcext:value-type="float">
            <text:p>1,95E-01</text:p>
          </table:table-cell>
          <table:table-cell table:style-name="ce21" office:value-type="float" office:value="0.25931" calcext:value-type="float">
            <text:p>2,59E-01</text:p>
          </table:table-cell>
          <table:table-cell table:style-name="ce21" office:value-type="float" office:value="0.0220817979663546" calcext:value-type="float">
            <text:p>2,21E-02</text:p>
          </table:table-cell>
          <table:table-cell table:style-name="ce25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1" office:value-type="float" office:value="0.241273" calcext:value-type="float">
            <text:p>2,41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1" office:value-type="float" office:value="0.232414" calcext:value-type="float">
            <text:p>2,32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1" office:value-type="float" office:value="0.229055" calcext:value-type="float">
            <text:p>2,29E-01</text:p>
          </table:table-cell>
          <table:table-cell table:style-name="ce21" office:value-type="float" office:value="0.20541125" calcext:value-type="float">
            <text:p>2,05E-01</text:p>
          </table:table-cell>
          <table:table-cell table:style-name="ce21" office:value-type="float" office:value="0.069054" calcext:value-type="float">
            <text:p>6,91E-02</text:p>
          </table:table-cell>
          <table:table-cell table:style-name="ce21" office:value-type="float" office:value="0.287811" calcext:value-type="float">
            <text:p>2,88E-01</text:p>
          </table:table-cell>
          <table:table-cell table:style-name="ce21" office:value-type="float" office:value="0.0572666792230799" calcext:value-type="float">
            <text:p>5,73E-02</text:p>
          </table:table-cell>
          <table:table-cell table:style-name="ce25" office:value-type="float" office:value="24" calcext:value-type="float">
            <text:p>2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1" office:value-type="float" office:value="0.2240315" calcext:value-type="float">
            <text:p>2,24E-01</text:p>
          </table:table-cell>
          <table:table-cell table:style-name="ce21" office:value-type="float" office:value="0.18821675" calcext:value-type="float">
            <text:p>1,88E-01</text:p>
          </table:table-cell>
          <table:table-cell table:style-name="ce21" office:value-type="float" office:value="0.074134" calcext:value-type="float">
            <text:p>7,41E-02</text:p>
          </table:table-cell>
          <table:table-cell table:style-name="ce21" office:value-type="float" office:value="0.23067" calcext:value-type="float">
            <text:p>2,31E-01</text:p>
          </table:table-cell>
          <table:table-cell table:style-name="ce21" office:value-type="float" office:value="0.0762206643694259" calcext:value-type="float">
            <text:p>7,62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1" office:value-type="float" office:value="0.2138465" calcext:value-type="float">
            <text:p>2,14E-01</text:p>
          </table:table-cell>
          <table:table-cell table:style-name="ce21" office:value-type="float" office:value="0.213204" calcext:value-type="float">
            <text:p>2,13E-01</text:p>
          </table:table-cell>
          <table:table-cell table:style-name="ce21" office:value-type="float" office:value="0.209815" calcext:value-type="float">
            <text:p>2,10E-01</text:p>
          </table:table-cell>
          <table:table-cell table:style-name="ce21" office:value-type="float" office:value="0.215308" calcext:value-type="float">
            <text:p>2,15E-01</text:p>
          </table:table-cell>
          <table:table-cell table:style-name="ce21" office:value-type="float" office:value="0.002466663738737" calcext:value-type="float">
            <text:p>2,47E-03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1" office:value-type="float" office:value="0.211402" calcext:value-type="float">
            <text:p>2,11E-01</text:p>
          </table:table-cell>
          <table:table-cell table:style-name="ce21" office:value-type="float" office:value="0.181324" calcext:value-type="float">
            <text:p>1,81E-01</text:p>
          </table:table-cell>
          <table:table-cell table:style-name="ce21" office:value-type="float" office:value="0.069718" calcext:value-type="float">
            <text:p>6,97E-02</text:p>
          </table:table-cell>
          <table:table-cell table:style-name="ce21" office:value-type="float" office:value="0.232774" calcext:value-type="float">
            <text:p>2,33E-01</text:p>
          </table:table-cell>
          <table:table-cell table:style-name="ce21" office:value-type="float" office:value="0.0766187644031582" calcext:value-type="float">
            <text:p>7,66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1" office:value-type="float" office:value="0.2113795" calcext:value-type="float">
            <text:p>2,11E-01</text:p>
          </table:table-cell>
          <table:table-cell table:style-name="ce21" office:value-type="float" office:value="0.20965475" calcext:value-type="float">
            <text:p>2,10E-01</text:p>
          </table:table-cell>
          <table:table-cell table:style-name="ce21" office:value-type="float" office:value="0.189219" calcext:value-type="float">
            <text:p>1,89E-01</text:p>
          </table:table-cell>
          <table:table-cell table:style-name="ce21" office:value-type="float" office:value="0.226641" calcext:value-type="float">
            <text:p>2,27E-01</text:p>
          </table:table-cell>
          <table:table-cell table:style-name="ce21" office:value-type="float" office:value="0.0197957234165194" calcext:value-type="float">
            <text:p>1,98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1" office:value-type="float" office:value="0.163767" calcext:value-type="float">
            <text:p>1,64E-01</text:p>
          </table:table-cell>
          <table:table-cell table:style-name="ce21" office:value-type="float" office:value="0.15806975" calcext:value-type="float">
            <text:p>1,58E-01</text:p>
          </table:table-cell>
          <table:table-cell table:style-name="ce21" office:value-type="float" office:value="0.06909" calcext:value-type="float">
            <text:p>6,91E-02</text:p>
          </table:table-cell>
          <table:table-cell table:style-name="ce21" office:value-type="float" office:value="0.235655" calcext:value-type="float">
            <text:p>2,36E-01</text:p>
          </table:table-cell>
          <table:table-cell table:style-name="ce21" office:value-type="float" office:value="0.0683512784097708" calcext:value-type="float">
            <text:p>6,84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21" office:value-type="float" office:value="0.161789" calcext:value-type="float">
            <text:p>1,62E-01</text:p>
          </table:table-cell>
          <table:table-cell table:style-name="ce21" office:value-type="float" office:value="0.159231777777778" calcext:value-type="float">
            <text:p>1,59E-01</text:p>
          </table:table-cell>
          <table:table-cell table:style-name="ce21" office:value-type="float" office:value="0.143193" calcext:value-type="float">
            <text:p>1,43E-01</text:p>
          </table:table-cell>
          <table:table-cell table:style-name="ce21" office:value-type="float" office:value="0.167032" calcext:value-type="float">
            <text:p>1,67E-01</text:p>
          </table:table-cell>
          <table:table-cell table:style-name="ce21" office:value-type="float" office:value="0.00707774624753137" calcext:value-type="float">
            <text:p>7,08E-03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1" office:value-type="float" office:value="0.160277" calcext:value-type="float">
            <text:p>1,60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1" office:value-type="float" office:value="0.159896" calcext:value-type="float">
            <text:p>1,60E-01</text:p>
          </table:table-cell>
          <table:table-cell table:style-name="ce21" office:value-type="float" office:value="0.16038975" calcext:value-type="float">
            <text:p>1,60E-01</text:p>
          </table:table-cell>
          <table:table-cell table:style-name="ce21" office:value-type="float" office:value="0.154798" calcext:value-type="float">
            <text:p>1,55E-01</text:p>
          </table:table-cell>
          <table:table-cell table:style-name="ce21" office:value-type="float" office:value="0.166969" calcext:value-type="float">
            <text:p>1,67E-01</text:p>
          </table:table-cell>
          <table:table-cell table:style-name="ce21" office:value-type="float" office:value="0.00526199565279182" calcext:value-type="float">
            <text:p>5,26E-03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1" office:value-type="float" office:value="0.085437" calcext:value-type="float">
            <text:p>8,54E-02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1" office:value-type="float" office:value="0.078713" calcext:value-type="float">
            <text:p>7,87E-02</text:p>
          </table:table-cell>
          <table:table-cell table:style-name="ce21" office:value-type="float" office:value="0.07891875" calcext:value-type="float">
            <text:p>7,89E-02</text:p>
          </table:table-cell>
          <table:table-cell table:style-name="ce21" office:value-type="float" office:value="0.074441" calcext:value-type="float">
            <text:p>7,44E-02</text:p>
          </table:table-cell>
          <table:table-cell table:style-name="ce21" office:value-type="float" office:value="0.083808" calcext:value-type="float">
            <text:p>8,38E-02</text:p>
          </table:table-cell>
          <table:table-cell table:style-name="ce21" office:value-type="float" office:value="0.00383206327148531" calcext:value-type="float">
            <text:p>3,83E-03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21" office:value-type="float" office:value="0.077612" calcext:value-type="float">
            <text:p>7,76E-02</text:p>
          </table:table-cell>
          <table:table-cell table:style-name="ce21" office:value-type="float" office:value="0.0763073333333333" calcext:value-type="float">
            <text:p>7,63E-02</text:p>
          </table:table-cell>
          <table:table-cell table:style-name="ce21" office:value-type="float" office:value="0.065127" calcext:value-type="float">
            <text:p>6,51E-02</text:p>
          </table:table-cell>
          <table:table-cell table:style-name="ce21" office:value-type="float" office:value="0.079377" calcext:value-type="float">
            <text:p>7,94E-02</text:p>
          </table:table-cell>
          <table:table-cell table:style-name="ce21" office:value-type="float" office:value="0.00440179662183523" calcext:value-type="float">
            <text:p>4,40E-03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1" office:value-type="float" office:value="0.0772905" calcext:value-type="float">
            <text:p>7,73E-02</text:p>
          </table:table-cell>
          <table:table-cell table:style-name="ce21" office:value-type="float" office:value="0.0827475" calcext:value-type="float">
            <text:p>8,27E-02</text:p>
          </table:table-cell>
          <table:table-cell table:style-name="ce21" office:value-type="float" office:value="0.07553" calcext:value-type="float">
            <text:p>7,55E-02</text:p>
          </table:table-cell>
          <table:table-cell table:style-name="ce21" office:value-type="float" office:value="0.100879" calcext:value-type="float">
            <text:p>1,01E-01</text:p>
          </table:table-cell>
          <table:table-cell table:style-name="ce21" office:value-type="float" office:value="0.0121161635979931" calcext:value-type="float">
            <text:p>1,21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1" office:value-type="float" office:value="0.077185" calcext:value-type="float">
            <text:p>7,72E-02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21" office:value-type="float" office:value="0.076347" calcext:value-type="float">
            <text:p>7,63E-02</text:p>
          </table:table-cell>
          <table:table-cell table:style-name="ce21" office:value-type="float" office:value="0.0763371111111111" calcext:value-type="float">
            <text:p>7,63E-02</text:p>
          </table:table-cell>
          <table:table-cell table:style-name="ce21" office:value-type="float" office:value="0.072439" calcext:value-type="float">
            <text:p>7,24E-02</text:p>
          </table:table-cell>
          <table:table-cell table:style-name="ce21" office:value-type="float" office:value="0.079371" calcext:value-type="float">
            <text:p>7,94E-02</text:p>
          </table:table-cell>
          <table:table-cell table:style-name="ce21" office:value-type="float" office:value="0.00190293315991685" calcext:value-type="float">
            <text:p>1,90E-03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1" office:value-type="float" office:value="0.000006" calcext:value-type="float">
            <text:p>6,00E-06</text:p>
          </table:table-cell>
          <table:table-cell table:style-name="ce21" office:value-type="float" office:value="0.00000594736842105263" calcext:value-type="float">
            <text:p>5,95E-06</text:p>
          </table:table-cell>
          <table:table-cell table:style-name="ce21" office:value-type="float" office:value="0.000005" calcext:value-type="float">
            <text:p>5,00E-06</text:p>
          </table:table-cell>
          <table:table-cell table:style-name="ce21" office:value-type="float" office:value="0.000008" calcext:value-type="float">
            <text:p>8,00E-06</text:p>
          </table:table-cell>
          <table:table-cell table:style-name="ce21" office:value-type="float" office:value="0.00000084811452387873" calcext:value-type="float">
            <text:p>8,48E-07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13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3" table:number-columns-repeated="4" table:default-cell-style-name="ce16"/>
        <table:table-column table:style-name="co4" table:default-cell-style-name="ce16"/>
        <table:table-column table:style-name="co3" table:number-columns-repeated="9" table:default-cell-style-name="ce16"/>
        <table:table-column table:style-name="co4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7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998" table:default-cell-style-name="ce16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2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01" calcext:value-type="float">
            <text:p>0,0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22" table:number-columns-repeated="14"/>
          <table:table-cell table:number-columns-repeated="1009"/>
        </table:table-row>
        <table:table-row table:style-name="ro1">
          <table:table-cell table:style-name="ce19"/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DateTime</text:p>
          </table:table-cell>
          <table:table-cell table:style-name="ce23" office:value-type="string" calcext:value-type="string">
            <text:p>Zone</text:p>
          </table:table-cell>
          <table:table-cell table:style-name="ce23" office:value-type="string" calcext:value-type="string">
            <text:p>CIK</text:p>
          </table:table-cell>
          <table:table-cell table:style-name="ce23" office:value-type="string" calcext:value-type="string">
            <text:p>Accession</text:p>
          </table:table-cell>
          <table:table-cell table:style-name="ce23" office:value-type="string" calcext:value-type="string">
            <text:p>Extention</text:p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Size</text:p>
          </table:table-cell>
          <table:table-cell table:style-name="ce23" office:value-type="string" calcext:value-type="string">
            <text:p>IDX</text:p>
          </table:table-cell>
          <table:table-cell table:style-name="ce23" office:value-type="string" calcext:value-type="string">
            <text:p>NoRefer</text:p>
          </table:table-cell>
          <table:table-cell table:style-name="ce23" office:value-type="string" calcext:value-type="string">
            <text:p>NoAgent</text:p>
          </table:table-cell>
          <table:table-cell table:style-name="ce23" office:value-type="string" calcext:value-type="string">
            <text:p>Find</text:p>
          </table:table-cell>
          <table:table-cell table:style-name="ce23" office:value-type="string" calcext:value-type="string">
            <text:p>Crawler</text:p>
          </table:table-cell>
          <table:table-cell table:style-name="ce23" office:value-type="string" calcext:value-type="string">
            <text:p>Browser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93145574878484" calcext:value-type="float">
            <text:p>3,9314557487848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03458291287728" calcext:value-type="float">
            <text:p>3,03458291287728</text:p>
          </table:table-cell>
          <table:table-cell office:value-type="float" office:value="4.27070088642449" calcext:value-type="float">
            <text:p>4,27070088642449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823" calcext:value-type="float">
            <text:p>4823</text:p>
          </table:table-cell>
          <table:table-cell office:value-type="float" office:value="706" calcext:value-type="float">
            <text:p>70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823" calcext:value-type="float">
            <text:p>4823</text:p>
          </table:table-cell>
          <table:table-cell office:value-type="float" office:value="706" calcext:value-type="float">
            <text:p>70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" calcext:value-type="float">
            <text:p>99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3.5876587658766" calcext:value-type="float">
            <text:p>13,58765876587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68586858685869" calcext:value-type="float">
            <text:p>9,6858685868586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.835321186921195" calcext:value-type="float">
            <text:p>0,83532118692119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87337729954917" calcext:value-type="float">
            <text:p>4,87337729954917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.697761485319434" calcext:value-type="float">
            <text:p>0,6977614853194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.7498063037611" calcext:value-type="float">
            <text:p>23,7498063037611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6.64497791172789" calcext:value-type="float">
            <text:p>6,6449779117278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.4661399685366" calcext:value-type="float">
            <text:p>11,4661399685366</text:p>
          </table:table-cell>
          <table:table-cell office:value-type="float" office:value="3.1333648371527" calcext:value-type="float">
            <text:p>3,133364837152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6.64497791172789" calcext:value-type="float">
            <text:p>6,6449779117278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.4661399685366" calcext:value-type="float">
            <text:p>11,4661399685366</text:p>
          </table:table-cell>
          <table:table-cell office:value-type="float" office:value="3.1333648371527" calcext:value-type="float">
            <text:p>3,133364837152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3.5876587658766" calcext:value-type="float">
            <text:p>13,58765876587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68586858685869" calcext:value-type="float">
            <text:p>9,6858685868586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.835321186921195" calcext:value-type="float">
            <text:p>0,83532118692119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87337729954917" calcext:value-type="float">
            <text:p>4,87337729954917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.697761485319434" calcext:value-type="float">
            <text:p>0,6977614853194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.7498063037611" calcext:value-type="float">
            <text:p>23,7498063037611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0286288519355967" calcext:value-type="float">
            <text:p>0,028628851935597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0029005801160232" calcext:value-type="float">
            <text:p>0,002900580116023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537788690008765" calcext:value-type="float">
            <text:p>0,053778869000877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0.00289216675101344" calcext:value-type="float">
            <text:p>0,002892166751013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00:00:29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00:00:0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4.89087696617827" calcext:value-type="float">
            <text:p>4,89087696617827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865" calcext:value-type="float">
            <text:p>38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9999" calcext:value-type="float">
            <text:p>9999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.1271507139127" calcext:value-type="float">
            <text:p>10,12715071391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468326960459" calcext:value-type="float">
            <text:p>1,22468326960459</text:p>
          </table:table-cell>
          <table:table-cell office:value-type="float" office:value="10.3086046955912" calcext:value-type="float">
            <text:p>10,3086046955912</text:p>
          </table:table-cell>
          <table:table-cell office:value-type="float" office:value="0.988239256260451" calcext:value-type="float">
            <text:p>0,988239256260451</text:p>
          </table:table-cell>
          <table:table-cell office:value-type="float" office:value="0" calcext:value-type="float">
            <text:p>0</text:p>
          </table:table-cell>
          <table:table-cell office:value-type="float" office:value="0.0794708568075145" calcext:value-type="float">
            <text:p>0,079470856807515</text:p>
          </table:table-cell>
          <table:table-cell office:value-type="float" office:value="0.420441615578215" calcext:value-type="float">
            <text:p>0,420441615578215</text:p>
          </table:table-cell>
          <table:table-cell office:value-type="float" office:value="0.0492020260007445" calcext:value-type="float">
            <text:p>0,049202026000745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96887.97879788" calcext:value-type="float">
            <text:p>1096887,978797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4.384138413841" calcext:value-type="float">
            <text:p>234,384138413841</text:p>
          </table:table-cell>
          <table:table-cell office:value-type="float" office:value="175982.407740774" calcext:value-type="float">
            <text:p>175982,407740774</text:p>
          </table:table-cell>
          <table:table-cell office:value-type="float" office:value="0.563756375637564" calcext:value-type="float">
            <text:p>0,563756375637564</text:p>
          </table:table-cell>
          <table:table-cell office:value-type="float" office:value="0" calcext:value-type="float">
            <text:p>0</text:p>
          </table:table-cell>
          <table:table-cell office:value-type="float" office:value="0.0098009800980098" calcext:value-type="float">
            <text:p>0,00980098009801</text:p>
          </table:table-cell>
          <table:table-cell office:value-type="float" office:value="9.85298529852985" calcext:value-type="float">
            <text:p>9,85298529852985</text:p>
          </table:table-cell>
          <table:table-cell office:value-type="float" office:value="0.0055005500550055" calcext:value-type="float">
            <text:p>0,005500550055006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710543" calcext:value-type="float">
            <text:p>17105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3" calcext:value-type="float">
            <text:p>503</text:p>
          </table:table-cell>
          <table:table-cell office:value-type="float" office:value="399968928" calcext:value-type="float">
            <text:p>399968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80166.394204935" calcext:value-type="float">
            <text:p>480166,39420493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.673801217225" calcext:value-type="float">
            <text:p>56,673801217225</text:p>
          </table:table-cell>
          <table:table-cell office:value-type="float" office:value="4957823.90359467" calcext:value-type="float">
            <text:p>4957823,90359467</text:p>
          </table:table-cell>
          <table:table-cell office:value-type="float" office:value="0.49591846564287" calcext:value-type="float">
            <text:p>0,49591846564287</text:p>
          </table:table-cell>
          <table:table-cell office:value-type="float" office:value="0" calcext:value-type="float">
            <text:p>0</text:p>
          </table:table-cell>
          <table:table-cell office:value-type="float" office:value="0.0985135568697363" calcext:value-type="float">
            <text:p>0,098513556869736</text:p>
          </table:table-cell>
          <table:table-cell office:value-type="float" office:value="0.809971878726907" calcext:value-type="float">
            <text:p>0,809971878726907</text:p>
          </table:table-cell>
          <table:table-cell office:value-type="float" office:value="0.0739614359250655" calcext:value-type="float">
            <text:p>0,073961435925066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0559766123.769" calcext:value-type="float">
            <text:p>230559766123,76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11.91974440953" calcext:value-type="float">
            <text:p>3211,91974440953</text:p>
          </table:table-cell>
          <table:table-cell office:value-type="float" office:value="24580017859054.7" calcext:value-type="float">
            <text:p>24580017859054,7</text:p>
          </table:table-cell>
          <table:table-cell office:value-type="float" office:value="0.245935124565579" calcext:value-type="float">
            <text:p>0,245935124565579</text:p>
          </table:table-cell>
          <table:table-cell office:value-type="float" office:value="0" calcext:value-type="float">
            <text:p>0</text:p>
          </table:table-cell>
          <table:table-cell office:value-type="float" office:value="0.00970492088712677" calcext:value-type="float">
            <text:p>0,009704920887127</text:p>
          </table:table-cell>
          <table:table-cell office:value-type="float" office:value="0.656054444328395" calcext:value-type="float">
            <text:p>0,656054444328395</text:p>
          </table:table-cell>
          <table:table-cell office:value-type="float" office:value="0.00547029400409757" calcext:value-type="float">
            <text:p>0,00547029400409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22" table:number-columns-repeated="6"/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3" table:number-columns-repeated="4"/>
          <table:table-cell table:style-name="ce23" office:value-type="string" calcext:value-type="string">
            <text:p>Call count</text:p>
          </table:table-cell>
          <table:table-cell table:style-name="ce28" table:number-columns-repeated="1017"/>
        </table:table-row>
        <table:table-row table:style-name="ro1">
          <table:table-cell table:style-name="ce5"/>
          <table:table-cell table:style-name="ce12" office:value-type="string" calcext:value-type="string">
            <text:p>Median in seconds</text:p>
          </table:table-cell>
          <table:table-cell table:style-name="ce12" office:value-type="string" calcext:value-type="string">
            <text:p>Mean in seconds</text:p>
          </table:table-cell>
          <table:table-cell table:style-name="ce12" office:value-type="string" calcext:value-type="string">
            <text:p>Min in seconds</text:p>
          </table:table-cell>
          <table:table-cell table:style-name="ce12" office:value-type="string" calcext:value-type="string">
            <text:p>Max in seconds</text:p>
          </table:table-cell>
          <table:table-cell table:style-name="ce12" office:value-type="string" calcext:value-type="string">
            <text:p>Standard deviation in seconds </text:p>
          </table:table-cell>
          <table:table-cell table:style-name="ce12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21" office:value-type="float" office:value="26.92469" calcext:value-type="float">
            <text:p>2,69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1" office:value-type="float" office:value="3.704605" calcext:value-type="float">
            <text:p>3,70E+00</text:p>
          </table:table-cell>
          <table:table-cell table:style-name="ce21" office:value-type="float" office:value="3.26968125" calcext:value-type="float">
            <text:p>3,27E+00</text:p>
          </table:table-cell>
          <table:table-cell table:style-name="ce21" office:value-type="float" office:value="1.529602" calcext:value-type="float">
            <text:p>1,53E+00</text:p>
          </table:table-cell>
          <table:table-cell table:style-name="ce21" office:value-type="float" office:value="4.139913" calcext:value-type="float">
            <text:p>4,14E+00</text:p>
          </table:table-cell>
          <table:table-cell table:style-name="ce21" office:value-type="float" office:value="1.17813485880816" calcext:value-type="float">
            <text:p>1,18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1" office:value-type="float" office:value="1.849001" calcext:value-type="float">
            <text:p>1,85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21" office:value-type="float" office:value="1.28655" calcext:value-type="float">
            <text:p>1,29E+00</text:p>
          </table:table-cell>
          <table:table-cell table:style-name="ce21" office:value-type="float" office:value="1.27691644444444" calcext:value-type="float">
            <text:p>1,28E+00</text:p>
          </table:table-cell>
          <table:table-cell table:style-name="ce21" office:value-type="float" office:value="1.243549" calcext:value-type="float">
            <text:p>1,24E+00</text:p>
          </table:table-cell>
          <table:table-cell table:style-name="ce21" office:value-type="float" office:value="1.308583" calcext:value-type="float">
            <text:p>1,31E+00</text:p>
          </table:table-cell>
          <table:table-cell table:style-name="ce21" office:value-type="float" office:value="0.0253374554371148" calcext:value-type="float">
            <text:p>2,53E-02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1" office:value-type="float" office:value="0.868318" calcext:value-type="float">
            <text:p>8,68E-01</text:p>
          </table:table-cell>
          <table:table-cell table:style-name="ce21" office:value-type="float" office:value="0.70167275" calcext:value-type="float">
            <text:p>7,02E-01</text:p>
          </table:table-cell>
          <table:table-cell table:style-name="ce21" office:value-type="float" office:value="0.16947" calcext:value-type="float">
            <text:p>1,69E-01</text:p>
          </table:table-cell>
          <table:table-cell table:style-name="ce21" office:value-type="float" office:value="0.900585" calcext:value-type="float">
            <text:p>9,01E-01</text:p>
          </table:table-cell>
          <table:table-cell table:style-name="ce21" office:value-type="float" office:value="0.355410824634793" calcext:value-type="float">
            <text:p>3,55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1" office:value-type="float" office:value="0.832592" calcext:value-type="float">
            <text:p>8,33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1" office:value-type="float" office:value="0.804363" calcext:value-type="float">
            <text:p>8,04E-01</text:p>
          </table:table-cell>
          <table:table-cell table:style-name="ce21" office:value-type="float" office:value="0.63983175" calcext:value-type="float">
            <text:p>6,40E-01</text:p>
          </table:table-cell>
          <table:table-cell table:style-name="ce21" office:value-type="float" office:value="0.118616" calcext:value-type="float">
            <text:p>1,19E-01</text:p>
          </table:table-cell>
          <table:table-cell table:style-name="ce21" office:value-type="float" office:value="0.831985" calcext:value-type="float">
            <text:p>8,32E-01</text:p>
          </table:table-cell>
          <table:table-cell table:style-name="ce21" office:value-type="float" office:value="0.347765717372462" calcext:value-type="float">
            <text:p>3,48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1" office:value-type="float" office:value="0.794099" calcext:value-type="float">
            <text:p>7,94E-01</text:p>
          </table:table-cell>
          <table:table-cell table:style-name="ce21" office:value-type="float" office:value="0.63570975" calcext:value-type="float">
            <text:p>6,36E-01</text:p>
          </table:table-cell>
          <table:table-cell table:style-name="ce21" office:value-type="float" office:value="0.120786" calcext:value-type="float">
            <text:p>1,21E-01</text:p>
          </table:table-cell>
          <table:table-cell table:style-name="ce21" office:value-type="float" office:value="0.833855" calcext:value-type="float">
            <text:p>8,34E-01</text:p>
          </table:table-cell>
          <table:table-cell table:style-name="ce21" office:value-type="float" office:value="0.344313503743681" calcext:value-type="float">
            <text:p>3,44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1" office:value-type="float" office:value="0.718212" calcext:value-type="float">
            <text:p>7,18E-01</text:p>
          </table:table-cell>
          <table:table-cell table:style-name="ce21" office:value-type="float" office:value="0.671644045454545" calcext:value-type="float">
            <text:p>6,72E-01</text:p>
          </table:table-cell>
          <table:table-cell table:style-name="ce21" office:value-type="float" office:value="0.106709" calcext:value-type="float">
            <text:p>1,07E-01</text:p>
          </table:table-cell>
          <table:table-cell table:style-name="ce21" office:value-type="float" office:value="0.892097" calcext:value-type="float">
            <text:p>8,92E-01</text:p>
          </table:table-cell>
          <table:table-cell table:style-name="ce21" office:value-type="float" office:value="0.234143529189028" calcext:value-type="float">
            <text:p>2,34E-01</text:p>
          </table:table-cell>
          <table:table-cell table:style-name="ce25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21" office:value-type="float" office:value="0.464246" calcext:value-type="float">
            <text:p>4,64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21" office:value-type="float" office:value="0.463977" calcext:value-type="float">
            <text:p>4,64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21" office:value-type="float" office:value="0.419653" calcext:value-type="float">
            <text:p>4,20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1" office:value-type="float" office:value="0.223052" calcext:value-type="float">
            <text:p>2,23E-01</text:p>
          </table:table-cell>
          <table:table-cell table:style-name="ce21" office:value-type="float" office:value="0.2248436" calcext:value-type="float">
            <text:p>2,25E-01</text:p>
          </table:table-cell>
          <table:table-cell table:style-name="ce21" office:value-type="float" office:value="0.188602" calcext:value-type="float">
            <text:p>1,89E-01</text:p>
          </table:table-cell>
          <table:table-cell table:style-name="ce21" office:value-type="float" office:value="0.261662" calcext:value-type="float">
            <text:p>2,62E-01</text:p>
          </table:table-cell>
          <table:table-cell table:style-name="ce21" office:value-type="float" office:value="0.0260590001330988" calcext:value-type="float">
            <text:p>2,61E-02</text:p>
          </table:table-cell>
          <table:table-cell table:style-name="ce25" office:value-type="float" office:value="20" calcext:value-type="float">
            <text:p>2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1" office:value-type="float" office:value="0.21731" calcext:value-type="float">
            <text:p>2,17E-01</text:p>
          </table:table-cell>
          <table:table-cell table:style-name="ce21" office:value-type="float" office:value="0.222242631578947" calcext:value-type="float">
            <text:p>2,22E-01</text:p>
          </table:table-cell>
          <table:table-cell table:style-name="ce21" office:value-type="float" office:value="0.191764" calcext:value-type="float">
            <text:p>1,92E-01</text:p>
          </table:table-cell>
          <table:table-cell table:style-name="ce21" office:value-type="float" office:value="0.267924" calcext:value-type="float">
            <text:p>2,68E-01</text:p>
          </table:table-cell>
          <table:table-cell table:style-name="ce21" office:value-type="float" office:value="0.027092992774292" calcext:value-type="float">
            <text:p>2,71E-02</text:p>
          </table:table-cell>
          <table:table-cell table:style-name="ce25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1" office:value-type="float" office:value="0.212085" calcext:value-type="float">
            <text:p>2,12E-01</text:p>
          </table:table-cell>
          <table:table-cell table:style-name="ce21" office:value-type="float" office:value="0.209729894736842" calcext:value-type="float">
            <text:p>2,10E-01</text:p>
          </table:table-cell>
          <table:table-cell table:style-name="ce21" office:value-type="float" office:value="0.191601" calcext:value-type="float">
            <text:p>1,92E-01</text:p>
          </table:table-cell>
          <table:table-cell table:style-name="ce21" office:value-type="float" office:value="0.223812" calcext:value-type="float">
            <text:p>2,24E-01</text:p>
          </table:table-cell>
          <table:table-cell table:style-name="ce21" office:value-type="float" office:value="0.00854139613161648" calcext:value-type="float">
            <text:p>8,54E-03</text:p>
          </table:table-cell>
          <table:table-cell table:style-name="ce25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1" office:value-type="float" office:value="0.209118" calcext:value-type="float">
            <text:p>2,09E-01</text:p>
          </table:table-cell>
          <table:table-cell table:style-name="ce21" office:value-type="float" office:value="0.23108375" calcext:value-type="float">
            <text:p>2,31E-01</text:p>
          </table:table-cell>
          <table:table-cell table:style-name="ce21" office:value-type="float" office:value="0.187535" calcext:value-type="float">
            <text:p>1,88E-01</text:p>
          </table:table-cell>
          <table:table-cell table:style-name="ce21" office:value-type="float" office:value="0.318564" calcext:value-type="float">
            <text:p>3,19E-01</text:p>
          </table:table-cell>
          <table:table-cell table:style-name="ce21" office:value-type="float" office:value="0.0602829090283197" calcext:value-type="float">
            <text:p>6,03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1" office:value-type="float" office:value="0.195654" calcext:value-type="float">
            <text:p>1,96E-01</text:p>
          </table:table-cell>
          <table:table-cell table:style-name="ce21" office:value-type="float" office:value="0.170262" calcext:value-type="float">
            <text:p>1,70E-01</text:p>
          </table:table-cell>
          <table:table-cell table:style-name="ce21" office:value-type="float" office:value="0.074905" calcext:value-type="float">
            <text:p>7,49E-02</text:p>
          </table:table-cell>
          <table:table-cell table:style-name="ce21" office:value-type="float" office:value="0.214835" calcext:value-type="float">
            <text:p>2,15E-01</text:p>
          </table:table-cell>
          <table:table-cell table:style-name="ce21" office:value-type="float" office:value="0.0642684175262884" calcext:value-type="float">
            <text:p>6,43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1" office:value-type="float" office:value="0.175833" calcext:value-type="float">
            <text:p>1,76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1" office:value-type="float" office:value="0.169347" calcext:value-type="float">
            <text:p>1,69E-01</text:p>
          </table:table-cell>
          <table:table-cell table:style-name="ce21" office:value-type="float" office:value="0.176537" calcext:value-type="float">
            <text:p>1,77E-01</text:p>
          </table:table-cell>
          <table:table-cell table:style-name="ce21" office:value-type="float" office:value="0.156123" calcext:value-type="float">
            <text:p>1,56E-01</text:p>
          </table:table-cell>
          <table:table-cell table:style-name="ce21" office:value-type="float" office:value="0.211331" calcext:value-type="float">
            <text:p>2,11E-01</text:p>
          </table:table-cell>
          <table:table-cell table:style-name="ce21" office:value-type="float" office:value="0.0242757266969841" calcext:value-type="float">
            <text:p>2,43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1" office:value-type="float" office:value="0.160858" calcext:value-type="float">
            <text:p>1,61E-01</text:p>
          </table:table-cell>
          <table:table-cell table:style-name="ce21" office:value-type="float" office:value="0.171138" calcext:value-type="float">
            <text:p>1,71E-01</text:p>
          </table:table-cell>
          <table:table-cell table:style-name="ce21" office:value-type="float" office:value="0.069025" calcext:value-type="float">
            <text:p>6,90E-02</text:p>
          </table:table-cell>
          <table:table-cell table:style-name="ce21" office:value-type="float" office:value="0.463943" calcext:value-type="float">
            <text:p>4,64E-01</text:p>
          </table:table-cell>
          <table:table-cell table:style-name="ce21" office:value-type="float" office:value="0.073181272617474" calcext:value-type="float">
            <text:p>7,32E-02</text:p>
          </table:table-cell>
          <table:table-cell table:style-name="ce25" office:value-type="float" office:value="24" calcext:value-type="float">
            <text:p>2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1" office:value-type="float" office:value="0.160334" calcext:value-type="float">
            <text:p>1,60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21" office:value-type="float" office:value="0.158716" calcext:value-type="float">
            <text:p>1,59E-01</text:p>
          </table:table-cell>
          <table:table-cell table:style-name="ce21" office:value-type="float" office:value="0.161555" calcext:value-type="float">
            <text:p>1,62E-01</text:p>
          </table:table-cell>
          <table:table-cell table:style-name="ce21" office:value-type="float" office:value="0.155777" calcext:value-type="float">
            <text:p>1,56E-01</text:p>
          </table:table-cell>
          <table:table-cell table:style-name="ce21" office:value-type="float" office:value="0.18701" calcext:value-type="float">
            <text:p>1,87E-01</text:p>
          </table:table-cell>
          <table:table-cell table:style-name="ce21" office:value-type="float" office:value="0.00967223167112947" calcext:value-type="float">
            <text:p>9,67E-03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1" office:value-type="float" office:value="0.1580775" calcext:value-type="float">
            <text:p>1,58E-01</text:p>
          </table:table-cell>
          <table:table-cell table:style-name="ce21" office:value-type="float" office:value="0.14785075" calcext:value-type="float">
            <text:p>1,48E-01</text:p>
          </table:table-cell>
          <table:table-cell table:style-name="ce21" office:value-type="float" office:value="0.069064" calcext:value-type="float">
            <text:p>6,91E-02</text:p>
          </table:table-cell>
          <table:table-cell table:style-name="ce21" office:value-type="float" office:value="0.206184" calcext:value-type="float">
            <text:p>2,06E-01</text:p>
          </table:table-cell>
          <table:table-cell table:style-name="ce21" office:value-type="float" office:value="0.0572156746785063" calcext:value-type="float">
            <text:p>5,72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1" office:value-type="float" office:value="0.148993" calcext:value-type="float">
            <text:p>1,49E-01</text:p>
          </table:table-cell>
          <table:table-cell table:style-name="ce21" office:value-type="float" office:value="0.14161225" calcext:value-type="float">
            <text:p>1,42E-01</text:p>
          </table:table-cell>
          <table:table-cell table:style-name="ce21" office:value-type="float" office:value="0.069674" calcext:value-type="float">
            <text:p>6,97E-02</text:p>
          </table:table-cell>
          <table:table-cell table:style-name="ce21" office:value-type="float" office:value="0.198789" calcext:value-type="float">
            <text:p>1,99E-01</text:p>
          </table:table-cell>
          <table:table-cell table:style-name="ce21" office:value-type="float" office:value="0.0533976308549047" calcext:value-type="float">
            <text:p>5,34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1" office:value-type="float" office:value="0.1485855" calcext:value-type="float">
            <text:p>1,49E-01</text:p>
          </table:table-cell>
          <table:table-cell table:style-name="ce21" office:value-type="float" office:value="0.158755" calcext:value-type="float">
            <text:p>1,59E-01</text:p>
          </table:table-cell>
          <table:table-cell table:style-name="ce21" office:value-type="float" office:value="0.143251" calcext:value-type="float">
            <text:p>1,43E-01</text:p>
          </table:table-cell>
          <table:table-cell table:style-name="ce21" office:value-type="float" office:value="0.194598" calcext:value-type="float">
            <text:p>1,95E-01</text:p>
          </table:table-cell>
          <table:table-cell table:style-name="ce21" office:value-type="float" office:value="0.0241013653693451" calcext:value-type="float">
            <text:p>2,41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1" office:value-type="float" office:value="0.133976" calcext:value-type="float">
            <text:p>1,34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Numericprocessor. calculate null rows count</text:p>
          </table:table-cell>
          <table:table-cell table:style-name="ce11" office:value-type="float" office:value="0.078928" calcext:value-type="float">
            <text:p>7,89E-02</text:p>
          </table:table-cell>
          <table:table-cell table:style-name="ce11" office:value-type="float" office:value="0.0797708888888889" calcext:value-type="float">
            <text:p>7,98E-02</text:p>
          </table:table-cell>
          <table:table-cell table:style-name="ce11" office:value-type="float" office:value="0.072059" calcext:value-type="float">
            <text:p>7,21E-02</text:p>
          </table:table-cell>
          <table:table-cell table:style-name="ce11" office:value-type="float" office:value="0.093948" calcext:value-type="float">
            <text:p>9,39E-02</text:p>
          </table:table-cell>
          <table:table-cell table:style-name="ce11" office:value-type="float" office:value="0.00577814000013076" calcext:value-type="float">
            <text:p>5,78E-03</text:p>
          </table:table-cell>
          <table:table-cell table:style-name="ce26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21" office:value-type="float" office:value="0.077052" calcext:value-type="float">
            <text:p>7,71E-02</text:p>
          </table:table-cell>
          <table:table-cell table:style-name="ce21" office:value-type="float" office:value="0.0766386666666667" calcext:value-type="float">
            <text:p>7,66E-02</text:p>
          </table:table-cell>
          <table:table-cell table:style-name="ce21" office:value-type="float" office:value="0.072226" calcext:value-type="float">
            <text:p>7,22E-02</text:p>
          </table:table-cell>
          <table:table-cell table:style-name="ce21" office:value-type="float" office:value="0.077878" calcext:value-type="float">
            <text:p>7,79E-02</text:p>
          </table:table-cell>
          <table:table-cell table:style-name="ce21" office:value-type="float" office:value="0.00170257158439814" calcext:value-type="float">
            <text:p>1,70E-03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1" office:value-type="float" office:value="0.0607705" calcext:value-type="float">
            <text:p>6,08E-02</text:p>
          </table:table-cell>
          <table:table-cell table:style-name="ce21" office:value-type="float" office:value="0.06197825" calcext:value-type="float">
            <text:p>6,20E-02</text:p>
          </table:table-cell>
          <table:table-cell table:style-name="ce21" office:value-type="float" office:value="0.03771" calcext:value-type="float">
            <text:p>3,77E-02</text:p>
          </table:table-cell>
          <table:table-cell table:style-name="ce21" office:value-type="float" office:value="0.088662" calcext:value-type="float">
            <text:p>8,87E-02</text:p>
          </table:table-cell>
          <table:table-cell table:style-name="ce21" office:value-type="float" office:value="0.024402219193822" calcext:value-type="float">
            <text:p>2,44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1" office:value-type="float" office:value="0.048299" calcext:value-type="float">
            <text:p>4,83E-02</text:p>
          </table:table-cell>
          <table:table-cell table:style-name="ce21" office:value-type="float" office:value="0.05225775" calcext:value-type="float">
            <text:p>5,23E-02</text:p>
          </table:table-cell>
          <table:table-cell table:style-name="ce21" office:value-type="float" office:value="0.037036" calcext:value-type="float">
            <text:p>3,70E-02</text:p>
          </table:table-cell>
          <table:table-cell table:style-name="ce21" office:value-type="float" office:value="0.075397" calcext:value-type="float">
            <text:p>7,54E-02</text:p>
          </table:table-cell>
          <table:table-cell table:style-name="ce21" office:value-type="float" office:value="0.0175510010991776" calcext:value-type="float">
            <text:p>1,76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1" office:value-type="float" office:value="0.047003" calcext:value-type="float">
            <text:p>4,70E-02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1" office:value-type="float" office:value="0.040482" calcext:value-type="float">
            <text:p>4,05E-02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1" office:value-type="float" office:value="0.000006" calcext:value-type="float">
            <text:p>6,00E-06</text:p>
          </table:table-cell>
          <table:table-cell table:style-name="ce21" office:value-type="float" office:value="0.00000589473684210526" calcext:value-type="float">
            <text:p>5,89E-06</text:p>
          </table:table-cell>
          <table:table-cell table:style-name="ce21" office:value-type="float" office:value="0.000005" calcext:value-type="float">
            <text:p>5,00E-06</text:p>
          </table:table-cell>
          <table:table-cell table:style-name="ce21" office:value-type="float" office:value="0.000007" calcext:value-type="float">
            <text:p>7,00E-06</text:p>
          </table:table-cell>
          <table:table-cell table:style-name="ce21" office:value-type="float" office:value="0.00000045883146774112" calcext:value-type="float">
            <text:p>4,59E-07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13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3" table:default-cell-style-name="ce16"/>
        <table:table-column table:style-name="co4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3" table:number-columns-repeated="9" table:default-cell-style-name="ce16"/>
        <table:table-column table:style-name="co4" table:number-columns-repeated="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5" table:default-cell-style-name="ce16"/>
        <table:table-column table:style-name="co6" table:number-columns-repeated="997" table:default-cell-style-name="ce16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2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t rows percenta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22" table:number-columns-repeated="14"/>
          <table:table-cell table:number-columns-repeated="1009"/>
        </table:table-row>
        <table:table-row table:style-name="ro1">
          <table:table-cell table:style-name="ce19"/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DateTime</text:p>
          </table:table-cell>
          <table:table-cell table:style-name="ce23" office:value-type="string" calcext:value-type="string">
            <text:p>Zone</text:p>
          </table:table-cell>
          <table:table-cell table:style-name="ce23" office:value-type="string" calcext:value-type="string">
            <text:p>CIK</text:p>
          </table:table-cell>
          <table:table-cell table:style-name="ce23" office:value-type="string" calcext:value-type="string">
            <text:p>Accession</text:p>
          </table:table-cell>
          <table:table-cell table:style-name="ce23" office:value-type="string" calcext:value-type="string">
            <text:p>Extention</text:p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Size</text:p>
          </table:table-cell>
          <table:table-cell table:style-name="ce23" office:value-type="string" calcext:value-type="string">
            <text:p>IDX</text:p>
          </table:table-cell>
          <table:table-cell table:style-name="ce23" office:value-type="string" calcext:value-type="string">
            <text:p>NoRefer</text:p>
          </table:table-cell>
          <table:table-cell table:style-name="ce23" office:value-type="string" calcext:value-type="string">
            <text:p>NoAgent</text:p>
          </table:table-cell>
          <table:table-cell table:style-name="ce23" office:value-type="string" calcext:value-type="string">
            <text:p>Find</text:p>
          </table:table-cell>
          <table:table-cell table:style-name="ce23" office:value-type="string" calcext:value-type="string">
            <text:p>Crawler</text:p>
          </table:table-cell>
          <table:table-cell table:style-name="ce23" office:value-type="string" calcext:value-type="string">
            <text:p>Browser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92950393263937" calcext:value-type="float">
            <text:p>3,9295039326393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02309086396956" calcext:value-type="float">
            <text:p>3,02309086396956</text:p>
          </table:table-cell>
          <table:table-cell office:value-type="float" office:value="4.23264501959081" calcext:value-type="float">
            <text:p>4,23264501959081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1478" calcext:value-type="float">
            <text:p>147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758" calcext:value-type="float">
            <text:p>45758</text:p>
          </table:table-cell>
          <table:table-cell office:value-type="float" office:value="5657" calcext:value-type="float">
            <text:p>565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1478" calcext:value-type="float">
            <text:p>147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758" calcext:value-type="float">
            <text:p>45758</text:p>
          </table:table-cell>
          <table:table-cell office:value-type="float" office:value="5657" calcext:value-type="float">
            <text:p>565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9" calcext:value-type="float">
            <text:p>999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99999" calcext:value-type="float">
            <text:p>9999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3.5814158141581" calcext:value-type="float">
            <text:p>13,581415814158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61489614896149" calcext:value-type="float">
            <text:p>9,6148961489614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.807883381587301" calcext:value-type="float">
            <text:p>0,8078833815873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59574234650292" calcext:value-type="float">
            <text:p>4,59574234650292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.652675558244932" calcext:value-type="float">
            <text:p>0,6526755582449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.1208477154402" calcext:value-type="float">
            <text:p>21,1208477154402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6.90682779425872" calcext:value-type="float">
            <text:p>6,9068277942587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.4747838008476" calcext:value-type="float">
            <text:p>14,4747838008476</text:p>
          </table:table-cell>
          <table:table-cell office:value-type="float" office:value="3.38225728222382" calcext:value-type="float">
            <text:p>3,3822572822238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6.90682779425872" calcext:value-type="float">
            <text:p>6,9068277942587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.4747838008476" calcext:value-type="float">
            <text:p>14,4747838008476</text:p>
          </table:table-cell>
          <table:table-cell office:value-type="float" office:value="3.38225728222382" calcext:value-type="float">
            <text:p>3,3822572822238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3.5814158141581" calcext:value-type="float">
            <text:p>13,581415814158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61489614896149" calcext:value-type="float">
            <text:p>9,61489614896149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.807883381587301" calcext:value-type="float">
            <text:p>0,8078833815873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59574234650292" calcext:value-type="float">
            <text:p>4,59574234650292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.652675558244932" calcext:value-type="float">
            <text:p>0,6526755582449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.1208477154402" calcext:value-type="float">
            <text:p>21,1208477154402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07" calcext:value-type="float">
            <text:p>307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0299662894651594" calcext:value-type="float">
            <text:p>0,029966289465159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00306006120122402" calcext:value-type="float">
            <text:p>0,003060061201224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552331171188529" calcext:value-type="float">
            <text:p>0,055233117118853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0.00305069722666492" calcext:value-type="float">
            <text:p>0,003050697226665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00:05:06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00:00:0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8.25296495999592" calcext:value-type="float">
            <text:p>8,25296495999592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815" calcext:value-type="float">
            <text:p>148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2316" calcext:value-type="float">
            <text:p>22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.3012325962708" calcext:value-type="float">
            <text:p>12,30123259627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0431641065448" calcext:value-type="float">
            <text:p>1,20431641065448</text:p>
          </table:table-cell>
          <table:table-cell office:value-type="float" office:value="11.6272712932849" calcext:value-type="float">
            <text:p>11,6272712932849</text:p>
          </table:table-cell>
          <table:table-cell office:value-type="float" office:value="0.984130335190064" calcext:value-type="float">
            <text:p>0,984130335190064</text:p>
          </table:table-cell>
          <table:table-cell office:value-type="float" office:value="0" calcext:value-type="float">
            <text:p>0</text:p>
          </table:table-cell>
          <table:table-cell office:value-type="float" office:value="0.0745633997221865" calcext:value-type="float">
            <text:p>0,074563399722187</text:p>
          </table:table-cell>
          <table:table-cell office:value-type="float" office:value="0.454053434867431" calcext:value-type="float">
            <text:p>0,454053434867431</text:p>
          </table:table-cell>
          <table:table-cell office:value-type="float" office:value="0.0221507603662862" calcext:value-type="float">
            <text:p>0,022150760366286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0537241301.3675" calcext:value-type="float">
            <text:p>40537241301,36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0.587105871059" calcext:value-type="float">
            <text:p>230,587105871059</text:p>
          </table:table-cell>
          <table:table-cell office:value-type="float" office:value="199522.496524965" calcext:value-type="float">
            <text:p>199522,496524965</text:p>
          </table:table-cell>
          <table:table-cell office:value-type="float" office:value="0.574025740257403" calcext:value-type="float">
            <text:p>0,574025740257403</text:p>
          </table:table-cell>
          <table:table-cell office:value-type="float" office:value="0" calcext:value-type="float">
            <text:p>0</text:p>
          </table:table-cell>
          <table:table-cell office:value-type="float" office:value="0.00907009070090701" calcext:value-type="float">
            <text:p>0,009070090700907</text:p>
          </table:table-cell>
          <table:table-cell office:value-type="float" office:value="9.83471834718347" calcext:value-type="float">
            <text:p>9,83471834718347</text:p>
          </table:table-cell>
          <table:table-cell office:value-type="float" office:value="0.002150021500215" calcext:value-type="float">
            <text:p>0,002150021500215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3626215448576" calcext:value-type="float">
            <text:p>15362621544857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3" calcext:value-type="float">
            <text:p>503</text:p>
          </table:table-cell>
          <table:table-cell office:value-type="float" office:value="399979808" calcext:value-type="float">
            <text:p>3999798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31859872197359" calcext:value-type="float">
            <text:p>22318598721973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.4155257362685" calcext:value-type="float">
            <text:p>57,4155257362685</text:p>
          </table:table-cell>
          <table:table-cell office:value-type="float" office:value="4418124.73943942" calcext:value-type="float">
            <text:p>4418124,73943942</text:p>
          </table:table-cell>
          <table:table-cell office:value-type="float" office:value="0.49448982778167" calcext:value-type="float">
            <text:p>0,49448982778167</text:p>
          </table:table-cell>
          <table:table-cell office:value-type="float" office:value="0" calcext:value-type="float">
            <text:p>0</text:p>
          </table:table-cell>
          <table:table-cell office:value-type="float" office:value="0.0948041357514739" calcext:value-type="float">
            <text:p>0,094804135751474</text:p>
          </table:table-cell>
          <table:table-cell office:value-type="float" office:value="0.91512328291337" calcext:value-type="float">
            <text:p>0,91512328291337</text:p>
          </table:table-cell>
          <table:table-cell office:value-type="float" office:value="0.0463184510510439" calcext:value-type="float">
            <text:p>0,046318451051044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.98119848912481E+024" calcext:value-type="float">
            <text:p>4,98E+2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96.54259557211" calcext:value-type="float">
            <text:p>3296,54259557211</text:p>
          </table:table-cell>
          <table:table-cell office:value-type="float" office:value="1.95198262132467E+016" calcext:value-type="float">
            <text:p>1,95198262132467E+016</text:p>
          </table:table-cell>
          <table:table-cell office:value-type="float" office:value="0.244520189779546" calcext:value-type="float">
            <text:p>0,244520189779546</text:p>
          </table:table-cell>
          <table:table-cell office:value-type="float" office:value="0" calcext:value-type="float">
            <text:p>0</text:p>
          </table:table-cell>
          <table:table-cell office:value-type="float" office:value="0.00898782415558389" calcext:value-type="float">
            <text:p>0,008987824155584</text:p>
          </table:table-cell>
          <table:table-cell office:value-type="float" office:value="0.837450622930143" calcext:value-type="float">
            <text:p>0,837450622930143</text:p>
          </table:table-cell>
          <table:table-cell office:value-type="float" office:value="0.00214539890776795" calcext:value-type="float">
            <text:p>0,00214539890776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22" table:number-columns-repeated="6"/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3" table:number-columns-repeated="4"/>
          <table:table-cell table:style-name="ce23" office:value-type="string" calcext:value-type="string">
            <text:p>Call count</text:p>
          </table:table-cell>
          <table:table-cell table:style-name="ce28" table:number-columns-repeated="1017"/>
        </table:table-row>
        <table:table-row table:style-name="ro1">
          <table:table-cell table:style-name="ce5"/>
          <table:table-cell table:style-name="ce12" office:value-type="string" calcext:value-type="string">
            <text:p>Median in seconds</text:p>
          </table:table-cell>
          <table:table-cell table:style-name="ce12" office:value-type="string" calcext:value-type="string">
            <text:p>Mean in seconds</text:p>
          </table:table-cell>
          <table:table-cell table:style-name="ce12" office:value-type="string" calcext:value-type="string">
            <text:p>Min in seconds</text:p>
          </table:table-cell>
          <table:table-cell table:style-name="ce12" office:value-type="string" calcext:value-type="string">
            <text:p>Max in seconds</text:p>
          </table:table-cell>
          <table:table-cell table:style-name="ce12" office:value-type="string" calcext:value-type="string">
            <text:p>Standard deviation in seconds </text:p>
          </table:table-cell>
          <table:table-cell table:style-name="ce12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21" office:value-type="float" office:value="37.758309" calcext:value-type="float">
            <text:p>3,78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1" office:value-type="float" office:value="5.6724515" calcext:value-type="float">
            <text:p>5,67E+00</text:p>
          </table:table-cell>
          <table:table-cell table:style-name="ce21" office:value-type="float" office:value="5.042702" calcext:value-type="float">
            <text:p>5,04E+00</text:p>
          </table:table-cell>
          <table:table-cell table:style-name="ce21" office:value-type="float" office:value="1.501567" calcext:value-type="float">
            <text:p>1,50E+00</text:p>
          </table:table-cell>
          <table:table-cell table:style-name="ce21" office:value-type="float" office:value="7.324338" calcext:value-type="float">
            <text:p>7,32E+00</text:p>
          </table:table-cell>
          <table:table-cell table:style-name="ce21" office:value-type="float" office:value="2.49014123229493" calcext:value-type="float">
            <text:p>2,49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1" office:value-type="float" office:value="3.01222" calcext:value-type="float">
            <text:p>3,01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21" office:value-type="float" office:value="2.402736" calcext:value-type="float">
            <text:p>2,40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21" office:value-type="float" office:value="2.402449" calcext:value-type="float">
            <text:p>2,40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21" office:value-type="float" office:value="1.829413" calcext:value-type="float">
            <text:p>1,83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1" office:value-type="float" office:value="1.806343" calcext:value-type="float">
            <text:p>1,81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21" office:value-type="float" office:value="1.576076" calcext:value-type="float">
            <text:p>1,58E+00</text:p>
          </table:table-cell>
          <table:table-cell table:style-name="ce21" office:value-type="float" office:value="1.56976633333333" calcext:value-type="float">
            <text:p>1,57E+00</text:p>
          </table:table-cell>
          <table:table-cell table:style-name="ce21" office:value-type="float" office:value="1.454228" calcext:value-type="float">
            <text:p>1,45E+00</text:p>
          </table:table-cell>
          <table:table-cell table:style-name="ce21" office:value-type="float" office:value="1.774164" calcext:value-type="float">
            <text:p>1,77E+00</text:p>
          </table:table-cell>
          <table:table-cell table:style-name="ce21" office:value-type="float" office:value="0.0950698544531861" calcext:value-type="float">
            <text:p>9,51E-02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1" office:value-type="float" office:value="1.193928" calcext:value-type="float">
            <text:p>1,19E+00</text:p>
          </table:table-cell>
          <table:table-cell table:style-name="ce21" office:value-type="float" office:value="1.12592275" calcext:value-type="float">
            <text:p>1,13E+00</text:p>
          </table:table-cell>
          <table:table-cell table:style-name="ce21" office:value-type="float" office:value="0.194299" calcext:value-type="float">
            <text:p>1,94E-01</text:p>
          </table:table-cell>
          <table:table-cell table:style-name="ce21" office:value-type="float" office:value="1.921536" calcext:value-type="float">
            <text:p>1,92E+00</text:p>
          </table:table-cell>
          <table:table-cell table:style-name="ce21" office:value-type="float" office:value="0.732783261250499" calcext:value-type="float">
            <text:p>7,33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1" office:value-type="float" office:value="0.974886" calcext:value-type="float">
            <text:p>9,75E-01</text:p>
          </table:table-cell>
          <table:table-cell table:style-name="ce21" office:value-type="float" office:value="0.77324725" calcext:value-type="float">
            <text:p>7,73E-01</text:p>
          </table:table-cell>
          <table:table-cell table:style-name="ce21" office:value-type="float" office:value="0.144759" calcext:value-type="float">
            <text:p>1,45E-01</text:p>
          </table:table-cell>
          <table:table-cell table:style-name="ce21" office:value-type="float" office:value="0.998458" calcext:value-type="float">
            <text:p>9,98E-01</text:p>
          </table:table-cell>
          <table:table-cell table:style-name="ce21" office:value-type="float" office:value="0.419273993699725" calcext:value-type="float">
            <text:p>4,19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1" office:value-type="float" office:value="0.8819685" calcext:value-type="float">
            <text:p>8,82E-01</text:p>
          </table:table-cell>
          <table:table-cell table:style-name="ce21" office:value-type="float" office:value="0.69604625" calcext:value-type="float">
            <text:p>6,96E-01</text:p>
          </table:table-cell>
          <table:table-cell table:style-name="ce21" office:value-type="float" office:value="0.121001" calcext:value-type="float">
            <text:p>1,21E-01</text:p>
          </table:table-cell>
          <table:table-cell table:style-name="ce21" office:value-type="float" office:value="0.899247" calcext:value-type="float">
            <text:p>8,99E-01</text:p>
          </table:table-cell>
          <table:table-cell table:style-name="ce21" office:value-type="float" office:value="0.383450033924782" calcext:value-type="float">
            <text:p>3,83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1" office:value-type="float" office:value="0.880291" calcext:value-type="float">
            <text:p>8,80E-01</text:p>
          </table:table-cell>
          <table:table-cell table:style-name="ce21" office:value-type="float" office:value="0.69325175" calcext:value-type="float">
            <text:p>6,93E-01</text:p>
          </table:table-cell>
          <table:table-cell table:style-name="ce21" office:value-type="float" office:value="0.119997" calcext:value-type="float">
            <text:p>1,20E-01</text:p>
          </table:table-cell>
          <table:table-cell table:style-name="ce21" office:value-type="float" office:value="0.892428" calcext:value-type="float">
            <text:p>8,92E-01</text:p>
          </table:table-cell>
          <table:table-cell table:style-name="ce21" office:value-type="float" office:value="0.382214561078264" calcext:value-type="float">
            <text:p>3,82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1" office:value-type="float" office:value="0.870149" calcext:value-type="float">
            <text:p>8,70E-01</text:p>
          </table:table-cell>
          <table:table-cell table:style-name="ce21" office:value-type="float" office:value="0.812826136363636" calcext:value-type="float">
            <text:p>8,13E-01</text:p>
          </table:table-cell>
          <table:table-cell table:style-name="ce21" office:value-type="float" office:value="0.107912" calcext:value-type="float">
            <text:p>1,08E-01</text:p>
          </table:table-cell>
          <table:table-cell table:style-name="ce21" office:value-type="float" office:value="1.806331" calcext:value-type="float">
            <text:p>1,81E+00</text:p>
          </table:table-cell>
          <table:table-cell table:style-name="ce21" office:value-type="float" office:value="0.349388816081167" calcext:value-type="float">
            <text:p>3,49E-01</text:p>
          </table:table-cell>
          <table:table-cell table:style-name="ce25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1" office:value-type="float" office:value="0.5106885" calcext:value-type="float">
            <text:p>5,11E-01</text:p>
          </table:table-cell>
          <table:table-cell table:style-name="ce21" office:value-type="float" office:value="0.47467875" calcext:value-type="float">
            <text:p>4,75E-01</text:p>
          </table:table-cell>
          <table:table-cell table:style-name="ce21" office:value-type="float" office:value="0.075037" calcext:value-type="float">
            <text:p>7,50E-02</text:p>
          </table:table-cell>
          <table:table-cell table:style-name="ce21" office:value-type="float" office:value="0.802301" calcext:value-type="float">
            <text:p>8,02E-01</text:p>
          </table:table-cell>
          <table:table-cell table:style-name="ce21" office:value-type="float" office:value="0.303992050372347" calcext:value-type="float">
            <text:p>3,04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1" office:value-type="float" office:value="0.261296" calcext:value-type="float">
            <text:p>2,61E-01</text:p>
          </table:table-cell>
          <table:table-cell table:style-name="ce21" office:value-type="float" office:value="0.257599105263158" calcext:value-type="float">
            <text:p>2,58E-01</text:p>
          </table:table-cell>
          <table:table-cell table:style-name="ce21" office:value-type="float" office:value="0.212417" calcext:value-type="float">
            <text:p>2,12E-01</text:p>
          </table:table-cell>
          <table:table-cell table:style-name="ce21" office:value-type="float" office:value="0.269433" calcext:value-type="float">
            <text:p>2,69E-01</text:p>
          </table:table-cell>
          <table:table-cell table:style-name="ce21" office:value-type="float" office:value="0.0145281934446813" calcext:value-type="float">
            <text:p>1,45E-02</text:p>
          </table:table-cell>
          <table:table-cell table:style-name="ce25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1" office:value-type="float" office:value="0.2606485" calcext:value-type="float">
            <text:p>2,61E-01</text:p>
          </table:table-cell>
          <table:table-cell table:style-name="ce21" office:value-type="float" office:value="0.29724" calcext:value-type="float">
            <text:p>2,97E-01</text:p>
          </table:table-cell>
          <table:table-cell table:style-name="ce21" office:value-type="float" office:value="0.211831" calcext:value-type="float">
            <text:p>2,12E-01</text:p>
          </table:table-cell>
          <table:table-cell table:style-name="ce21" office:value-type="float" office:value="0.455832" calcext:value-type="float">
            <text:p>4,56E-01</text:p>
          </table:table-cell>
          <table:table-cell table:style-name="ce21" office:value-type="float" office:value="0.108288397331693" calcext:value-type="float">
            <text:p>1,08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1" office:value-type="float" office:value="0.234899" calcext:value-type="float">
            <text:p>2,35E-01</text:p>
          </table:table-cell>
          <table:table-cell table:style-name="ce21" office:value-type="float" office:value="0.23247755" calcext:value-type="float">
            <text:p>2,32E-01</text:p>
          </table:table-cell>
          <table:table-cell table:style-name="ce21" office:value-type="float" office:value="0.191304" calcext:value-type="float">
            <text:p>1,91E-01</text:p>
          </table:table-cell>
          <table:table-cell table:style-name="ce21" office:value-type="float" office:value="0.324035" calcext:value-type="float">
            <text:p>3,24E-01</text:p>
          </table:table-cell>
          <table:table-cell table:style-name="ce21" office:value-type="float" office:value="0.0280975463818743" calcext:value-type="float">
            <text:p>2,81E-02</text:p>
          </table:table-cell>
          <table:table-cell table:style-name="ce25" office:value-type="float" office:value="20" calcext:value-type="float">
            <text:p>2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1" office:value-type="float" office:value="0.232191" calcext:value-type="float">
            <text:p>2,32E-01</text:p>
          </table:table-cell>
          <table:table-cell table:style-name="ce21" office:value-type="float" office:value="0.228694052631579" calcext:value-type="float">
            <text:p>2,29E-01</text:p>
          </table:table-cell>
          <table:table-cell table:style-name="ce21" office:value-type="float" office:value="0.199034" calcext:value-type="float">
            <text:p>1,99E-01</text:p>
          </table:table-cell>
          <table:table-cell table:style-name="ce21" office:value-type="float" office:value="0.243307" calcext:value-type="float">
            <text:p>2,43E-01</text:p>
          </table:table-cell>
          <table:table-cell table:style-name="ce21" office:value-type="float" office:value="0.0109374396835095" calcext:value-type="float">
            <text:p>1,09E-02</text:p>
          </table:table-cell>
          <table:table-cell table:style-name="ce25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1" office:value-type="float" office:value="0.208596" calcext:value-type="float">
            <text:p>2,09E-01</text:p>
          </table:table-cell>
          <table:table-cell table:style-name="ce21" office:value-type="float" office:value="0.19787925" calcext:value-type="float">
            <text:p>1,98E-01</text:p>
          </table:table-cell>
          <table:table-cell table:style-name="ce21" office:value-type="float" office:value="0.069712" calcext:value-type="float">
            <text:p>6,97E-02</text:p>
          </table:table-cell>
          <table:table-cell table:style-name="ce21" office:value-type="float" office:value="0.304613" calcext:value-type="float">
            <text:p>3,05E-01</text:p>
          </table:table-cell>
          <table:table-cell table:style-name="ce21" office:value-type="float" office:value="0.0998835621957721" calcext:value-type="float">
            <text:p>9,99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1" office:value-type="float" office:value="0.2068995" calcext:value-type="float">
            <text:p>2,07E-01</text:p>
          </table:table-cell>
          <table:table-cell table:style-name="ce21" office:value-type="float" office:value="0.19266725" calcext:value-type="float">
            <text:p>1,93E-01</text:p>
          </table:table-cell>
          <table:table-cell table:style-name="ce21" office:value-type="float" office:value="0.069951" calcext:value-type="float">
            <text:p>7,00E-02</text:p>
          </table:table-cell>
          <table:table-cell table:style-name="ce21" office:value-type="float" office:value="0.286919" calcext:value-type="float">
            <text:p>2,87E-01</text:p>
          </table:table-cell>
          <table:table-cell table:style-name="ce21" office:value-type="float" office:value="0.0964728570751898" calcext:value-type="float">
            <text:p>9,65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21" office:value-type="float" office:value="0.200195" calcext:value-type="float">
            <text:p>2,00E-01</text:p>
          </table:table-cell>
          <table:table-cell table:style-name="ce21" office:value-type="float" office:value="0.205755111111111" calcext:value-type="float">
            <text:p>2,06E-01</text:p>
          </table:table-cell>
          <table:table-cell table:style-name="ce21" office:value-type="float" office:value="0.160442" calcext:value-type="float">
            <text:p>1,60E-01</text:p>
          </table:table-cell>
          <table:table-cell table:style-name="ce21" office:value-type="float" office:value="0.263117" calcext:value-type="float">
            <text:p>2,63E-01</text:p>
          </table:table-cell>
          <table:table-cell table:style-name="ce21" office:value-type="float" office:value="0.0285064785112281" calcext:value-type="float">
            <text:p>2,85E-02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1" office:value-type="float" office:value="0.197764" calcext:value-type="float">
            <text:p>1,98E-01</text:p>
          </table:table-cell>
          <table:table-cell table:style-name="ce21" office:value-type="float" office:value="0.23008825" calcext:value-type="float">
            <text:p>2,30E-01</text:p>
          </table:table-cell>
          <table:table-cell table:style-name="ce21" office:value-type="float" office:value="0.15354" calcext:value-type="float">
            <text:p>1,54E-01</text:p>
          </table:table-cell>
          <table:table-cell table:style-name="ce21" office:value-type="float" office:value="0.371285" calcext:value-type="float">
            <text:p>3,71E-01</text:p>
          </table:table-cell>
          <table:table-cell table:style-name="ce21" office:value-type="float" office:value="0.0973204347893254" calcext:value-type="float">
            <text:p>9,73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1" office:value-type="float" office:value="0.1784945" calcext:value-type="float">
            <text:p>1,78E-01</text:p>
          </table:table-cell>
          <table:table-cell table:style-name="ce21" office:value-type="float" office:value="0.329764916666667" calcext:value-type="float">
            <text:p>3,30E-01</text:p>
          </table:table-cell>
          <table:table-cell table:style-name="ce21" office:value-type="float" office:value="0.069662" calcext:value-type="float">
            <text:p>6,97E-02</text:p>
          </table:table-cell>
          <table:table-cell table:style-name="ce21" office:value-type="float" office:value="2.40242" calcext:value-type="float">
            <text:p>2,40E+00</text:p>
          </table:table-cell>
          <table:table-cell table:style-name="ce21" office:value-type="float" office:value="0.470794523998474" calcext:value-type="float">
            <text:p>4,71E-01</text:p>
          </table:table-cell>
          <table:table-cell table:style-name="ce25" office:value-type="float" office:value="24" calcext:value-type="float">
            <text:p>2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1" office:value-type="float" office:value="0.173216" calcext:value-type="float">
            <text:p>1,73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1" office:value-type="float" office:value="0.165743" calcext:value-type="float">
            <text:p>1,66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1" office:value-type="float" office:value="0.161009" calcext:value-type="float">
            <text:p>1,61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21" office:value-type="float" office:value="0.073713" calcext:value-type="float">
            <text:p>7,37E-02</text:p>
          </table:table-cell>
          <table:table-cell table:style-name="ce21" office:value-type="float" office:value="0.0738506666666667" calcext:value-type="float">
            <text:p>7,39E-02</text:p>
          </table:table-cell>
          <table:table-cell table:style-name="ce21" office:value-type="float" office:value="0.069353" calcext:value-type="float">
            <text:p>6,94E-02</text:p>
          </table:table-cell>
          <table:table-cell table:style-name="ce21" office:value-type="float" office:value="0.077206" calcext:value-type="float">
            <text:p>7,72E-02</text:p>
          </table:table-cell>
          <table:table-cell table:style-name="ce21" office:value-type="float" office:value="0.00250381389084732" calcext:value-type="float">
            <text:p>2,50E-03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1" office:value-type="float" office:value="0.0656755" calcext:value-type="float">
            <text:p>6,57E-02</text:p>
          </table:table-cell>
          <table:table-cell table:style-name="ce21" office:value-type="float" office:value="0.07028825" calcext:value-type="float">
            <text:p>7,03E-02</text:p>
          </table:table-cell>
          <table:table-cell table:style-name="ce21" office:value-type="float" office:value="0.060552" calcext:value-type="float">
            <text:p>6,06E-02</text:p>
          </table:table-cell>
          <table:table-cell table:style-name="ce21" office:value-type="float" office:value="0.08925" calcext:value-type="float">
            <text:p>8,93E-02</text:p>
          </table:table-cell>
          <table:table-cell table:style-name="ce21" office:value-type="float" office:value="0.0133421766433867" calcext:value-type="float">
            <text:p>1,33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1" office:value-type="float" office:value="0.062972" calcext:value-type="float">
            <text:p>6,30E-02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21" office:value-type="float" office:value="0.053788" calcext:value-type="float">
            <text:p>5,38E-02</text:p>
          </table:table-cell>
          <table:table-cell table:style-name="ce21" office:value-type="float" office:value="0.0538585555555556" calcext:value-type="float">
            <text:p>5,39E-02</text:p>
          </table:table-cell>
          <table:table-cell table:style-name="ce21" office:value-type="float" office:value="0.049996" calcext:value-type="float">
            <text:p>5,00E-02</text:p>
          </table:table-cell>
          <table:table-cell table:style-name="ce21" office:value-type="float" office:value="0.059251" calcext:value-type="float">
            <text:p>5,93E-02</text:p>
          </table:table-cell>
          <table:table-cell table:style-name="ce21" office:value-type="float" office:value="0.00256539554021944" calcext:value-type="float">
            <text:p>2,57E-03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1" office:value-type="float" office:value="0.045102" calcext:value-type="float">
            <text:p>4,51E-02</text:p>
          </table:table-cell>
          <table:table-cell table:style-name="ce21" office:value-type="float" office:value="0.044433" calcext:value-type="float">
            <text:p>4,44E-02</text:p>
          </table:table-cell>
          <table:table-cell table:style-name="ce21" office:value-type="float" office:value="0.03301" calcext:value-type="float">
            <text:p>3,30E-02</text:p>
          </table:table-cell>
          <table:table-cell table:style-name="ce21" office:value-type="float" office:value="0.054518" calcext:value-type="float">
            <text:p>5,45E-02</text:p>
          </table:table-cell>
          <table:table-cell table:style-name="ce21" office:value-type="float" office:value="0.00882714457417195" calcext:value-type="float">
            <text:p>8,83E-03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imestampprocessor. calculate not null rows count</text:p>
          </table:table-cell>
          <table:table-cell table:number-columns-repeated="4" table:style-name="ce11" office:value-type="float" office:value="0.040277" calcext:value-type="float">
            <text:p>4,03E-02</text:p>
          </table:table-cell>
          <table:table-cell table:style-name="ce11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1" office:value-type="float" office:value="0.000005" calcext:value-type="float">
            <text:p>5,00E-06</text:p>
          </table:table-cell>
          <table:table-cell table:style-name="ce21" office:value-type="float" office:value="0.00000531578947368421" calcext:value-type="float">
            <text:p>5,32E-06</text:p>
          </table:table-cell>
          <table:table-cell table:style-name="ce21" office:value-type="float" office:value="0.000005" calcext:value-type="float">
            <text:p>5,00E-06</text:p>
          </table:table-cell>
          <table:table-cell table:style-name="ce21" office:value-type="float" office:value="0.000006" calcext:value-type="float">
            <text:p>6,00E-06</text:p>
          </table:table-cell>
          <table:table-cell table:style-name="ce21" office:value-type="float" office:value="0.00000047756693294092" calcext:value-type="float">
            <text:p>4,78E-07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13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4" table:default-cell-style-name="ce16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4" table:default-cell-style-name="ce16"/>
        <table:table-column table:style-name="co3" table:number-columns-repeated="7" table:default-cell-style-name="ce16"/>
        <table:table-column table:style-name="co4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3" table:number-columns-repeated="6" table:default-cell-style-name="ce16"/>
        <table:table-column table:style-name="co10" table:default-cell-style-name="ce16"/>
        <table:table-column table:style-name="co11" table:default-cell-style-name="ce16"/>
        <table:table-column table:style-name="co8" table:default-cell-style-name="ce16"/>
        <table:table-column table:style-name="co11" table:default-cell-style-name="ce16"/>
        <table:table-column table:style-name="co8" table:default-cell-style-name="ce16"/>
        <table:table-column table:style-name="co11" table:default-cell-style-name="ce16"/>
        <table:table-column table:style-name="co8" table:default-cell-style-name="ce16"/>
        <table:table-column table:style-name="co11" table:default-cell-style-name="ce16"/>
        <table:table-column table:style-name="co8" table:default-cell-style-name="ce16"/>
        <table:table-column table:style-name="co9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981" table:default-cell-style-name="ce16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2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0002" calcext:value-type="float">
            <text:p>0,0002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22" table:number-columns-repeated="14"/>
          <table:table-cell table:number-columns-repeated="1009"/>
        </table:table-row>
        <table:table-row table:style-name="ro1">
          <table:table-cell table:style-name="ce19"/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DateTime</text:p>
          </table:table-cell>
          <table:table-cell table:style-name="ce23" office:value-type="string" calcext:value-type="string">
            <text:p>Zone</text:p>
          </table:table-cell>
          <table:table-cell table:style-name="ce23" office:value-type="string" calcext:value-type="string">
            <text:p>CIK</text:p>
          </table:table-cell>
          <table:table-cell table:style-name="ce23" office:value-type="string" calcext:value-type="string">
            <text:p>Accession</text:p>
          </table:table-cell>
          <table:table-cell table:style-name="ce23" office:value-type="string" calcext:value-type="string">
            <text:p>Extention</text:p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Size</text:p>
          </table:table-cell>
          <table:table-cell table:style-name="ce23" office:value-type="string" calcext:value-type="string">
            <text:p>IDX</text:p>
          </table:table-cell>
          <table:table-cell table:style-name="ce23" office:value-type="string" calcext:value-type="string">
            <text:p>NoRefer</text:p>
          </table:table-cell>
          <table:table-cell table:style-name="ce23" office:value-type="string" calcext:value-type="string">
            <text:p>NoAgent</text:p>
          </table:table-cell>
          <table:table-cell table:style-name="ce23" office:value-type="string" calcext:value-type="string">
            <text:p>Find</text:p>
          </table:table-cell>
          <table:table-cell table:style-name="ce23" office:value-type="string" calcext:value-type="string">
            <text:p>Crawler</text:p>
          </table:table-cell>
          <table:table-cell table:style-name="ce23" office:value-type="string" calcext:value-type="string">
            <text:p>Browser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92478421081358" calcext:value-type="float">
            <text:p>3,9247842108135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02062853917272" calcext:value-type="float">
            <text:p>3,02062853917272</text:p>
          </table:table-cell>
          <table:table-cell office:value-type="float" office:value="4.27393716905432" calcext:value-type="float">
            <text:p>4,2739371690543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5246" calcext:value-type="float">
            <text:p>524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11178" calcext:value-type="float">
            <text:p>411178</text:p>
          </table:table-cell>
          <table:table-cell office:value-type="float" office:value="45880" calcext:value-type="float">
            <text:p>4588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5246" calcext:value-type="float">
            <text:p>524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11178" calcext:value-type="float">
            <text:p>411178</text:p>
          </table:table-cell>
          <table:table-cell office:value-type="float" office:value="45880" calcext:value-type="float">
            <text:p>4588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98" calcext:value-type="float">
            <text:p>999998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999998" calcext:value-type="float">
            <text:p>99999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99998" calcext:value-type="float">
            <text:p>999998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3.5770121540243" calcext:value-type="float">
            <text:p>13,577012154024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71061542123084" calcext:value-type="float">
            <text:p>9,7106154212308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.855363141181273" calcext:value-type="float">
            <text:p>0,8553631411812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91912767965433" calcext:value-type="float">
            <text:p>4,9191276796543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.731646103291494" calcext:value-type="float">
            <text:p>0,73164610329149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.1978171287413" calcext:value-type="float">
            <text:p>24,197817128741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7.15106739036486" calcext:value-type="float">
            <text:p>7,1510673903648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.9841564808085" calcext:value-type="float">
            <text:p>16,9841564808085</text:p>
          </table:table-cell>
          <table:table-cell office:value-type="float" office:value="3.67805883894132" calcext:value-type="float">
            <text:p>3,6780588389413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7.15106739036486" calcext:value-type="float">
            <text:p>7,1510673903648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.9841564808085" calcext:value-type="float">
            <text:p>16,9841564808085</text:p>
          </table:table-cell>
          <table:table-cell office:value-type="float" office:value="3.67805883894132" calcext:value-type="float">
            <text:p>3,6780588389413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3.5770121540243" calcext:value-type="float">
            <text:p>13,577012154024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71061542123084" calcext:value-type="float">
            <text:p>9,7106154212308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.855363141181273" calcext:value-type="float">
            <text:p>0,8553631411812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91912767965433" calcext:value-type="float">
            <text:p>4,9191276796543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.731646103291494" calcext:value-type="float">
            <text:p>0,73164610329149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.1978171287413" calcext:value-type="float">
            <text:p>24,197817128741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350" calcext:value-type="float">
            <text:p>335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8" calcext:value-type="float">
            <text:p>999998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0323592272533949" calcext:value-type="float">
            <text:p>0,032359227253395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00334901004703014" calcext:value-type="float">
            <text:p>0,00334901004703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577736460565915" calcext:value-type="float">
            <text:p>0,057773646056592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0.00333779417867231" calcext:value-type="float">
            <text:p>0,003337794178672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00:55:49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00:00:0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1.6989907900161" calcext:value-type="float">
            <text:p>11,6989907900161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5663" calcext:value-type="float">
            <text:p>6566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35919" calcext:value-type="float">
            <text:p>1359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999998" calcext:value-type="float">
            <text:p>999998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999998" calcext:value-type="float">
            <text:p>99999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.6173991333856" calcext:value-type="float">
            <text:p>13,61739913338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33706904579882" calcext:value-type="float">
            <text:p>1,33706904579882</text:p>
          </table:table-cell>
          <table:table-cell office:value-type="float" office:value="12.4125616371149" calcext:value-type="float">
            <text:p>12,4125616371149</text:p>
          </table:table-cell>
          <table:table-cell office:value-type="float" office:value="0.987816066830591" calcext:value-type="float">
            <text:p>0,987816066830591</text:p>
          </table:table-cell>
          <table:table-cell office:value-type="float" office:value="0" calcext:value-type="float">
            <text:p>0</text:p>
          </table:table-cell>
          <table:table-cell office:value-type="float" office:value="0.0752527742777227" calcext:value-type="float">
            <text:p>0,075252774277723</text:p>
          </table:table-cell>
          <table:table-cell office:value-type="float" office:value="0.381536484132295" calcext:value-type="float">
            <text:p>0,381536484132295</text:p>
          </table:table-cell>
          <table:table-cell office:value-type="float" office:value="0.021582282075602" calcext:value-type="float">
            <text:p>0,021582282075602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.63933129596114E+018" calcext:value-type="float">
            <text:p>4,64E+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2.259381518763" calcext:value-type="float">
            <text:p>232,259381518763</text:p>
          </table:table-cell>
          <table:table-cell office:value-type="float" office:value="320411.134064268" calcext:value-type="float">
            <text:p>320411,134064268</text:p>
          </table:table-cell>
          <table:table-cell office:value-type="float" office:value="0.56489012978026" calcext:value-type="float">
            <text:p>0,56489012978026</text:p>
          </table:table-cell>
          <table:table-cell office:value-type="float" office:value="0" calcext:value-type="float">
            <text:p>0</text:p>
          </table:table-cell>
          <table:table-cell office:value-type="float" office:value="0.00917201834403669" calcext:value-type="float">
            <text:p>0,009172018344037</text:p>
          </table:table-cell>
          <table:table-cell office:value-type="float" office:value="9.87084274168548" calcext:value-type="float">
            <text:p>9,87084274168548</text:p>
          </table:table-cell>
          <table:table-cell office:value-type="float" office:value="0.00208600417200834" calcext:value-type="float">
            <text:p>0,00208600417200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.31732695824228E+024" calcext:value-type="float">
            <text:p>1,32E+2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4" calcext:value-type="float">
            <text:p>504</text:p>
          </table:table-cell>
          <table:table-cell office:value-type="float" office:value="434924928" calcext:value-type="float">
            <text:p>434924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.33803344088319E+021" calcext:value-type="float">
            <text:p>2,34E+2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.6224793436488" calcext:value-type="float">
            <text:p>64,6224793436488</text:p>
          </table:table-cell>
          <table:table-cell office:value-type="float" office:value="5197894.61050815" calcext:value-type="float">
            <text:p>5197894,61050815</text:p>
          </table:table-cell>
          <table:table-cell office:value-type="float" office:value="0.495771389916037" calcext:value-type="float">
            <text:p>0,495771389916037</text:p>
          </table:table-cell>
          <table:table-cell office:value-type="float" office:value="0" calcext:value-type="float">
            <text:p>0</text:p>
          </table:table-cell>
          <table:table-cell office:value-type="float" office:value="0.0953304380755952" calcext:value-type="float">
            <text:p>0,095330438075595</text:p>
          </table:table-cell>
          <table:table-cell office:value-type="float" office:value="0.836875639928196" calcext:value-type="float">
            <text:p>0,836875639928196</text:p>
          </table:table-cell>
          <table:table-cell office:value-type="float" office:value="0.0456251329712478" calcext:value-type="float">
            <text:p>0,04562513297124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.46640037068811E+042" calcext:value-type="float">
            <text:p>5,47E+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76.06483652032" calcext:value-type="float">
            <text:p>4176,06483652032</text:p>
          </table:table-cell>
          <table:table-cell office:value-type="float" office:value="27018108381949.7" calcext:value-type="float">
            <text:p>27018108381949,7</text:p>
          </table:table-cell>
          <table:table-cell office:value-type="float" office:value="0.245789271059279" calcext:value-type="float">
            <text:p>0,245789271059279</text:p>
          </table:table-cell>
          <table:table-cell office:value-type="float" office:value="0" calcext:value-type="float">
            <text:p>0</text:p>
          </table:table-cell>
          <table:table-cell office:value-type="float" office:value="0.0090878924236849" calcext:value-type="float">
            <text:p>0,009087892423685</text:p>
          </table:table-cell>
          <table:table-cell office:value-type="float" office:value="0.700360836705228" calcext:value-type="float">
            <text:p>0,700360836705228</text:p>
          </table:table-cell>
          <table:table-cell office:value-type="float" office:value="0.00208165275864404" calcext:value-type="float">
            <text:p>0,002081652758644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22" table:number-columns-repeated="6"/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3" table:number-columns-repeated="4"/>
          <table:table-cell table:style-name="ce23" office:value-type="string" calcext:value-type="string">
            <text:p>Call count</text:p>
          </table:table-cell>
          <table:table-cell table:style-name="ce28" table:number-columns-repeated="1017"/>
        </table:table-row>
        <table:table-row table:style-name="ro1">
          <table:table-cell table:style-name="ce5"/>
          <table:table-cell table:style-name="ce12" office:value-type="string" calcext:value-type="string">
            <text:p>Median in seconds</text:p>
          </table:table-cell>
          <table:table-cell table:style-name="ce12" office:value-type="string" calcext:value-type="string">
            <text:p>Mean in seconds</text:p>
          </table:table-cell>
          <table:table-cell table:style-name="ce12" office:value-type="string" calcext:value-type="string">
            <text:p>Min in seconds</text:p>
          </table:table-cell>
          <table:table-cell table:style-name="ce12" office:value-type="string" calcext:value-type="string">
            <text:p>Max in seconds</text:p>
          </table:table-cell>
          <table:table-cell table:style-name="ce12" office:value-type="string" calcext:value-type="string">
            <text:p>Standard deviation in seconds </text:p>
          </table:table-cell>
          <table:table-cell table:style-name="ce12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21" office:value-type="float" office:value="204.947562" calcext:value-type="float">
            <text:p>2,05E+02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1" office:value-type="float" office:value="34.7435155" calcext:value-type="float">
            <text:p>3,47E+01</text:p>
          </table:table-cell>
          <table:table-cell table:style-name="ce21" office:value-type="float" office:value="30.74668025" calcext:value-type="float">
            <text:p>3,07E+01</text:p>
          </table:table-cell>
          <table:table-cell table:style-name="ce21" office:value-type="float" office:value="3.372422" calcext:value-type="float">
            <text:p>3,37E+00</text:p>
          </table:table-cell>
          <table:table-cell table:style-name="ce21" office:value-type="float" office:value="50.127268" calcext:value-type="float">
            <text:p>5,01E+01</text:p>
          </table:table-cell>
          <table:table-cell table:style-name="ce21" office:value-type="float" office:value="19.8520439796069" calcext:value-type="float">
            <text:p>1,99E+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21" office:value-type="float" office:value="27.058369" calcext:value-type="float">
            <text:p>2,71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upleprocessor. calculate tuple entropy</text:p>
          </table:table-cell>
          <table:table-cell table:number-columns-repeated="4" table:style-name="ce11" office:value-type="float" office:value="27.05813" calcext:value-type="float">
            <text:p>2,71E+01</text:p>
          </table:table-cell>
          <table:table-cell table:style-name="ce11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21" office:value-type="float" office:value="19.345872" calcext:value-type="float">
            <text:p>1,93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1" office:value-type="float" office:value="18.162089" calcext:value-type="float">
            <text:p>1,82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1" office:value-type="float" office:value="13.176976" calcext:value-type="float">
            <text:p>1,32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1" office:value-type="float" office:value="11.3949655" calcext:value-type="float">
            <text:p>1,14E+01</text:p>
          </table:table-cell>
          <table:table-cell table:style-name="ce21" office:value-type="float" office:value="10.43949125" calcext:value-type="float">
            <text:p>1,04E+01</text:p>
          </table:table-cell>
          <table:table-cell table:style-name="ce21" office:value-type="float" office:value="0.196901" calcext:value-type="float">
            <text:p>1,97E-01</text:p>
          </table:table-cell>
          <table:table-cell table:style-name="ce21" office:value-type="float" office:value="18.771133" calcext:value-type="float">
            <text:p>1,88E+01</text:p>
          </table:table-cell>
          <table:table-cell table:style-name="ce21" office:value-type="float" office:value="7.81443077900164" calcext:value-type="float">
            <text:p>7,81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21" office:value-type="float" office:value="6.796571" calcext:value-type="float">
            <text:p>6,80E+00</text:p>
          </table:table-cell>
          <table:table-cell table:style-name="ce21" office:value-type="float" office:value="7.03943222222222" calcext:value-type="float">
            <text:p>7,04E+00</text:p>
          </table:table-cell>
          <table:table-cell table:style-name="ce21" office:value-type="float" office:value="6.711768" calcext:value-type="float">
            <text:p>6,71E+00</text:p>
          </table:table-cell>
          <table:table-cell table:style-name="ce21" office:value-type="float" office:value="8.237526" calcext:value-type="float">
            <text:p>8,24E+00</text:p>
          </table:table-cell>
          <table:table-cell table:style-name="ce21" office:value-type="float" office:value="0.53128121471067" calcext:value-type="float">
            <text:p>5,31E-01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1" office:value-type="float" office:value="4.3404665" calcext:value-type="float">
            <text:p>4,34E+00</text:p>
          </table:table-cell>
          <table:table-cell table:style-name="ce21" office:value-type="float" office:value="3.41407375" calcext:value-type="float">
            <text:p>3,41E+00</text:p>
          </table:table-cell>
          <table:table-cell table:style-name="ce21" office:value-type="float" office:value="0.579766" calcext:value-type="float">
            <text:p>5,80E-01</text:p>
          </table:table-cell>
          <table:table-cell table:style-name="ce21" office:value-type="float" office:value="4.395596" calcext:value-type="float">
            <text:p>4,40E+00</text:p>
          </table:table-cell>
          <table:table-cell table:style-name="ce21" office:value-type="float" office:value="1.88971750806487" calcext:value-type="float">
            <text:p>1,89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1" office:value-type="float" office:value="4.2833605" calcext:value-type="float">
            <text:p>4,28E+00</text:p>
          </table:table-cell>
          <table:table-cell table:style-name="ce21" office:value-type="float" office:value="3.9612615" calcext:value-type="float">
            <text:p>3,96E+00</text:p>
          </table:table-cell>
          <table:table-cell table:style-name="ce21" office:value-type="float" office:value="0.12867" calcext:value-type="float">
            <text:p>1,29E-01</text:p>
          </table:table-cell>
          <table:table-cell table:style-name="ce21" office:value-type="float" office:value="7.149655" calcext:value-type="float">
            <text:p>7,15E+00</text:p>
          </table:table-cell>
          <table:table-cell table:style-name="ce21" office:value-type="float" office:value="2.94131216829139" calcext:value-type="float">
            <text:p>2,94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1" office:value-type="float" office:value="3.841693" calcext:value-type="float">
            <text:p>3,84E+00</text:p>
          </table:table-cell>
          <table:table-cell table:style-name="ce21" office:value-type="float" office:value="3.57464375" calcext:value-type="float">
            <text:p>3,57E+00</text:p>
          </table:table-cell>
          <table:table-cell table:style-name="ce21" office:value-type="float" office:value="0.225744" calcext:value-type="float">
            <text:p>2,26E-01</text:p>
          </table:table-cell>
          <table:table-cell table:style-name="ce21" office:value-type="float" office:value="6.389445" calcext:value-type="float">
            <text:p>6,39E+00</text:p>
          </table:table-cell>
          <table:table-cell table:style-name="ce21" office:value-type="float" office:value="2.53515776122715" calcext:value-type="float">
            <text:p>2,54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1" office:value-type="float" office:value="3.8014675" calcext:value-type="float">
            <text:p>3,80E+00</text:p>
          </table:table-cell>
          <table:table-cell table:style-name="ce21" office:value-type="float" office:value="3.93623745454545" calcext:value-type="float">
            <text:p>3,94E+00</text:p>
          </table:table-cell>
          <table:table-cell table:style-name="ce21" office:value-type="float" office:value="0.214358" calcext:value-type="float">
            <text:p>2,14E-01</text:p>
          </table:table-cell>
          <table:table-cell table:style-name="ce21" office:value-type="float" office:value="13.176966" calcext:value-type="float">
            <text:p>1,32E+01</text:p>
          </table:table-cell>
          <table:table-cell table:style-name="ce21" office:value-type="float" office:value="2.50047199262857" calcext:value-type="float">
            <text:p>2,50E+00</text:p>
          </table:table-cell>
          <table:table-cell table:style-name="ce25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1" office:value-type="float" office:value="3.702944" calcext:value-type="float">
            <text:p>3,70E+00</text:p>
          </table:table-cell>
          <table:table-cell table:style-name="ce21" office:value-type="float" office:value="2.87926525" calcext:value-type="float">
            <text:p>2,88E+00</text:p>
          </table:table-cell>
          <table:table-cell table:style-name="ce21" office:value-type="float" office:value="0.228114" calcext:value-type="float">
            <text:p>2,28E-01</text:p>
          </table:table-cell>
          <table:table-cell table:style-name="ce21" office:value-type="float" office:value="3.883059" calcext:value-type="float">
            <text:p>3,88E+00</text:p>
          </table:table-cell>
          <table:table-cell table:style-name="ce21" office:value-type="float" office:value="1.76949973078728" calcext:value-type="float">
            <text:p>1,77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1" office:value-type="float" office:value="1.9076855" calcext:value-type="float">
            <text:p>1,91E+00</text:p>
          </table:table-cell>
          <table:table-cell table:style-name="ce21" office:value-type="float" office:value="1.93707325" calcext:value-type="float">
            <text:p>1,94E+00</text:p>
          </table:table-cell>
          <table:table-cell table:style-name="ce21" office:value-type="float" office:value="0.194814" calcext:value-type="float">
            <text:p>1,95E-01</text:p>
          </table:table-cell>
          <table:table-cell table:style-name="ce21" office:value-type="float" office:value="3.738108" calcext:value-type="float">
            <text:p>3,74E+00</text:p>
          </table:table-cell>
          <table:table-cell table:style-name="ce21" office:value-type="float" office:value="1.44984289018164" calcext:value-type="float">
            <text:p>1,45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1" office:value-type="float" office:value="1.285336" calcext:value-type="float">
            <text:p>1,29E+00</text:p>
          </table:table-cell>
          <table:table-cell table:style-name="ce21" office:value-type="float" office:value="1.40920763157895" calcext:value-type="float">
            <text:p>1,41E+00</text:p>
          </table:table-cell>
          <table:table-cell table:style-name="ce21" office:value-type="float" office:value="1.150427" calcext:value-type="float">
            <text:p>1,15E+00</text:p>
          </table:table-cell>
          <table:table-cell table:style-name="ce21" office:value-type="float" office:value="3.837474" calcext:value-type="float">
            <text:p>3,84E+00</text:p>
          </table:table-cell>
          <table:table-cell table:style-name="ce21" office:value-type="float" office:value="0.589524443399104" calcext:value-type="float">
            <text:p>5,90E-01</text:p>
          </table:table-cell>
          <table:table-cell table:style-name="ce25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1" office:value-type="float" office:value="1.0091815" calcext:value-type="float">
            <text:p>1,01E+00</text:p>
          </table:table-cell>
          <table:table-cell table:style-name="ce21" office:value-type="float" office:value="1.25375475" calcext:value-type="float">
            <text:p>1,25E+00</text:p>
          </table:table-cell>
          <table:table-cell table:style-name="ce21" office:value-type="float" office:value="0.143103" calcext:value-type="float">
            <text:p>1,43E-01</text:p>
          </table:table-cell>
          <table:table-cell table:style-name="ce21" office:value-type="float" office:value="2.853553" calcext:value-type="float">
            <text:p>2,85E+00</text:p>
          </table:table-cell>
          <table:table-cell table:style-name="ce21" office:value-type="float" office:value="1.14498760828182" calcext:value-type="float">
            <text:p>1,14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1" office:value-type="float" office:value="0.941902" calcext:value-type="float">
            <text:p>9,42E-01</text:p>
          </table:table-cell>
          <table:table-cell table:style-name="ce21" office:value-type="float" office:value="0.94504575" calcext:value-type="float">
            <text:p>9,45E-01</text:p>
          </table:table-cell>
          <table:table-cell table:style-name="ce21" office:value-type="float" office:value="0.773501" calcext:value-type="float">
            <text:p>7,74E-01</text:p>
          </table:table-cell>
          <table:table-cell table:style-name="ce21" office:value-type="float" office:value="1.406934" calcext:value-type="float">
            <text:p>1,41E+00</text:p>
          </table:table-cell>
          <table:table-cell table:style-name="ce21" office:value-type="float" office:value="0.124681437724886" calcext:value-type="float">
            <text:p>1,25E-01</text:p>
          </table:table-cell>
          <table:table-cell table:style-name="ce25" office:value-type="float" office:value="20" calcext:value-type="float">
            <text:p>2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21" office:value-type="float" office:value="0.906068" calcext:value-type="float">
            <text:p>9,06E-01</text:p>
          </table:table-cell>
          <table:table-cell table:style-name="ce21" office:value-type="float" office:value="1.02009288888889" calcext:value-type="float">
            <text:p>1,02E+00</text:p>
          </table:table-cell>
          <table:table-cell table:style-name="ce21" office:value-type="float" office:value="0.889386" calcext:value-type="float">
            <text:p>8,89E-01</text:p>
          </table:table-cell>
          <table:table-cell table:style-name="ce21" office:value-type="float" office:value="1.580313" calcext:value-type="float">
            <text:p>1,58E+00</text:p>
          </table:table-cell>
          <table:table-cell table:style-name="ce21" office:value-type="float" office:value="0.243759803307192" calcext:value-type="float">
            <text:p>2,44E-01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1" office:value-type="float" office:value="0.902027" calcext:value-type="float">
            <text:p>9,02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1" office:value-type="float" office:value="0.88669" calcext:value-type="float">
            <text:p>8,87E-01</text:p>
          </table:table-cell>
          <table:table-cell table:style-name="ce21" office:value-type="float" office:value="0.870988368421052" calcext:value-type="float">
            <text:p>8,71E-01</text:p>
          </table:table-cell>
          <table:table-cell table:style-name="ce21" office:value-type="float" office:value="0.66627" calcext:value-type="float">
            <text:p>6,66E-01</text:p>
          </table:table-cell>
          <table:table-cell table:style-name="ce21" office:value-type="float" office:value="0.935355" calcext:value-type="float">
            <text:p>9,35E-01</text:p>
          </table:table-cell>
          <table:table-cell table:style-name="ce21" office:value-type="float" office:value="0.0603610678677449" calcext:value-type="float">
            <text:p>6,04E-02</text:p>
          </table:table-cell>
          <table:table-cell table:style-name="ce25" office:value-type="float" office:value="19" calcext:value-type="float">
            <text:p>1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1" office:value-type="float" office:value="0.7102575" calcext:value-type="float">
            <text:p>7,10E-01</text:p>
          </table:table-cell>
          <table:table-cell table:style-name="ce21" office:value-type="float" office:value="0.75622275" calcext:value-type="float">
            <text:p>7,56E-01</text:p>
          </table:table-cell>
          <table:table-cell table:style-name="ce21" office:value-type="float" office:value="0.122815" calcext:value-type="float">
            <text:p>1,23E-01</text:p>
          </table:table-cell>
          <table:table-cell table:style-name="ce21" office:value-type="float" office:value="1.481561" calcext:value-type="float">
            <text:p>1,48E+00</text:p>
          </table:table-cell>
          <table:table-cell table:style-name="ce21" office:value-type="float" office:value="0.557998181956641" calcext:value-type="float">
            <text:p>5,58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1" office:value-type="float" office:value="0.69441" calcext:value-type="float">
            <text:p>6,94E-01</text:p>
          </table:table-cell>
          <table:table-cell table:style-name="ce21" office:value-type="float" office:value="0.7424105" calcext:value-type="float">
            <text:p>7,42E-01</text:p>
          </table:table-cell>
          <table:table-cell table:style-name="ce21" office:value-type="float" office:value="0.12547" calcext:value-type="float">
            <text:p>1,25E-01</text:p>
          </table:table-cell>
          <table:table-cell table:style-name="ce21" office:value-type="float" office:value="1.455352" calcext:value-type="float">
            <text:p>1,46E+00</text:p>
          </table:table-cell>
          <table:table-cell table:style-name="ce21" office:value-type="float" office:value="0.546190018487156" calcext:value-type="float">
            <text:p>5,46E-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1" office:value-type="float" office:value="0.641771" calcext:value-type="float">
            <text:p>6,42E-01</text:p>
          </table:table-cell>
          <table:table-cell table:style-name="ce21" office:value-type="float" office:value="2.330828125" calcext:value-type="float">
            <text:p>2,33E+00</text:p>
          </table:table-cell>
          <table:table-cell table:style-name="ce21" office:value-type="float" office:value="0.122782" calcext:value-type="float">
            <text:p>1,23E-01</text:p>
          </table:table-cell>
          <table:table-cell table:style-name="ce21" office:value-type="float" office:value="27.058098" calcext:value-type="float">
            <text:p>2,71E+01</text:p>
          </table:table-cell>
          <table:table-cell table:style-name="ce21" office:value-type="float" office:value="5.52251131615076" calcext:value-type="float">
            <text:p>5,52E+00</text:p>
          </table:table-cell>
          <table:table-cell table:style-name="ce25" office:value-type="float" office:value="24" calcext:value-type="float">
            <text:p>2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1" office:value-type="float" office:value="0.609139" calcext:value-type="float">
            <text:p>6,09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1" office:value-type="float" office:value="0.491621" calcext:value-type="float">
            <text:p>4,92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1" office:value-type="float" office:value="0.357492" calcext:value-type="float">
            <text:p>3,57E-01</text:p>
          </table:table-cell>
          <table:table-cell table:style-name="ce21" office:value-type="float" office:value="0.36085875" calcext:value-type="float">
            <text:p>3,61E-01</text:p>
          </table:table-cell>
          <table:table-cell table:style-name="ce21" office:value-type="float" office:value="0.324627" calcext:value-type="float">
            <text:p>3,25E-01</text:p>
          </table:table-cell>
          <table:table-cell table:style-name="ce21" office:value-type="float" office:value="0.403824" calcext:value-type="float">
            <text:p>4,04E-01</text:p>
          </table:table-cell>
          <table:table-cell table:style-name="ce21" office:value-type="float" office:value="0.032701825987499" calcext:value-type="float">
            <text:p>3,27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21" office:value-type="float" office:value="0.336914" calcext:value-type="float">
            <text:p>3,37E-01</text:p>
          </table:table-cell>
          <table:table-cell table:style-name="ce21" office:value-type="float" office:value="0.337406" calcext:value-type="float">
            <text:p>3,37E-01</text:p>
          </table:table-cell>
          <table:table-cell table:style-name="ce21" office:value-type="float" office:value="0.327306" calcext:value-type="float">
            <text:p>3,27E-01</text:p>
          </table:table-cell>
          <table:table-cell table:style-name="ce21" office:value-type="float" office:value="0.356354" calcext:value-type="float">
            <text:p>3,56E-01</text:p>
          </table:table-cell>
          <table:table-cell table:style-name="ce21" office:value-type="float" office:value="0.00876103218804726" calcext:value-type="float">
            <text:p>8,76E-03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1" office:value-type="float" office:value="0.332935" calcext:value-type="float">
            <text:p>3,33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1" office:value-type="float" office:value="0.1877825" calcext:value-type="float">
            <text:p>1,88E-01</text:p>
          </table:table-cell>
          <table:table-cell table:style-name="ce21" office:value-type="float" office:value="0.158837" calcext:value-type="float">
            <text:p>1,59E-01</text:p>
          </table:table-cell>
          <table:table-cell table:style-name="ce21" office:value-type="float" office:value="0.063311" calcext:value-type="float">
            <text:p>6,33E-02</text:p>
          </table:table-cell>
          <table:table-cell table:style-name="ce21" office:value-type="float" office:value="0.196472" calcext:value-type="float">
            <text:p>1,96E-01</text:p>
          </table:table-cell>
          <table:table-cell table:style-name="ce21" office:value-type="float" office:value="0.0639340669804969" calcext:value-type="float">
            <text:p>6,39E-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21" office:value-type="float" office:value="0.174597" calcext:value-type="float">
            <text:p>1,75E-01</text:p>
          </table:table-cell>
          <table:table-cell table:style-name="ce21" office:value-type="float" office:value="0.175876222222222" calcext:value-type="float">
            <text:p>1,76E-01</text:p>
          </table:table-cell>
          <table:table-cell table:style-name="ce21" office:value-type="float" office:value="0.156979" calcext:value-type="float">
            <text:p>1,57E-01</text:p>
          </table:table-cell>
          <table:table-cell table:style-name="ce21" office:value-type="float" office:value="0.195691" calcext:value-type="float">
            <text:p>1,96E-01</text:p>
          </table:table-cell>
          <table:table-cell table:style-name="ce21" office:value-type="float" office:value="0.0101923319311355" calcext:value-type="float">
            <text:p>1,02E-02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1" office:value-type="float" office:value="0.174404" calcext:value-type="float">
            <text:p>1,74E-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1" office:value-type="float" office:value="0.000005" calcext:value-type="float">
            <text:p>5,00E-06</text:p>
          </table:table-cell>
          <table:table-cell table:style-name="ce21" office:value-type="float" office:value="0.00000542105263157895" calcext:value-type="float">
            <text:p>5,42E-06</text:p>
          </table:table-cell>
          <table:table-cell table:style-name="ce21" office:value-type="float" office:value="0.000003" calcext:value-type="float">
            <text:p>3,00E-06</text:p>
          </table:table-cell>
          <table:table-cell table:style-name="ce21" office:value-type="float" office:value="0.000008" calcext:value-type="float">
            <text:p>8,00E-06</text:p>
          </table:table-cell>
          <table:table-cell table:style-name="ce21" office:value-type="float" office:value="0.00000121636021134477" calcext:value-type="float">
            <text:p>1,22E-06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13"/>
        <table:table-column table:style-name="co12" table:default-cell-style-name="ce16"/>
        <table:table-column table:style-name="co13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13" table:default-cell-style-name="ce16"/>
        <table:table-column table:style-name="co4" table:default-cell-style-name="ce16"/>
        <table:table-column table:style-name="co13" table:number-columns-repeated="14" table:default-cell-style-name="ce16"/>
        <table:table-column table:style-name="co16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1" table:default-cell-style-name="ce16"/>
        <table:table-column table:style-name="co17" table:default-cell-style-name="ce16"/>
        <table:table-column table:style-name="co11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number-columns-repeated="5" table:default-cell-style-name="ce16"/>
        <table:table-column table:style-name="co18" table:default-cell-style-name="ce16"/>
        <table:table-column table:style-name="co9" table:default-cell-style-name="ce16"/>
        <table:table-column table:style-name="co5" table:default-cell-style-name="ce16"/>
        <table:table-column table:style-name="co6" table:number-columns-repeated="977" table:default-cell-style-name="ce16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2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.00081" calcext:value-type="float">
            <text:p>0,0008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22" table:number-columns-repeated="14"/>
          <table:table-cell table:number-columns-repeated="1009"/>
        </table:table-row>
        <table:table-row table:style-name="ro1">
          <table:table-cell table:style-name="ce19"/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DateTime</text:p>
          </table:table-cell>
          <table:table-cell table:style-name="ce23" office:value-type="string" calcext:value-type="string">
            <text:p>Zone</text:p>
          </table:table-cell>
          <table:table-cell table:style-name="ce23" office:value-type="string" calcext:value-type="string">
            <text:p>CIK</text:p>
          </table:table-cell>
          <table:table-cell table:style-name="ce23" office:value-type="string" calcext:value-type="string">
            <text:p>Accession</text:p>
          </table:table-cell>
          <table:table-cell table:style-name="ce23" office:value-type="string" calcext:value-type="string">
            <text:p>Extention</text:p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Size</text:p>
          </table:table-cell>
          <table:table-cell table:style-name="ce23" office:value-type="string" calcext:value-type="string">
            <text:p>IDX</text:p>
          </table:table-cell>
          <table:table-cell table:style-name="ce23" office:value-type="string" calcext:value-type="string">
            <text:p>NoRefer</text:p>
          </table:table-cell>
          <table:table-cell table:style-name="ce23" office:value-type="string" calcext:value-type="string">
            <text:p>NoAgent</text:p>
          </table:table-cell>
          <table:table-cell table:style-name="ce23" office:value-type="string" calcext:value-type="string">
            <text:p>Find</text:p>
          </table:table-cell>
          <table:table-cell table:style-name="ce23" office:value-type="string" calcext:value-type="string">
            <text:p>Crawler</text:p>
          </table:table-cell>
          <table:table-cell table:style-name="ce23" office:value-type="string" calcext:value-type="string">
            <text:p>Browser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office:value-type="float" office:value="3.91223134417244" calcext:value-type="float">
            <text:p>3,9122313441724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01913065594699" calcext:value-type="float">
            <text:p>3,01913065594699</text:p>
          </table:table-cell>
          <table:table-cell office:value-type="float" office:value="4.35576571137969" calcext:value-type="float">
            <text:p>4,3557657113796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.87132405325444" calcext:value-type="float">
            <text:p>1,87132405325444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office:value-type="float" office:value="32025" calcext:value-type="float">
            <text:p>320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52956" calcext:value-type="float">
            <text:p>2652956</text:p>
          </table:table-cell>
          <table:table-cell office:value-type="float" office:value="505350" calcext:value-type="float">
            <text:p>50535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office:value-type="float" office:value="32025" calcext:value-type="float">
            <text:p>320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52956" calcext:value-type="float">
            <text:p>2652956</text:p>
          </table:table-cell>
          <table:table-cell office:value-type="float" office:value="505350" calcext:value-type="float">
            <text:p>50535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9999919" calcext:value-type="float">
            <text:p>99999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9999919" calcext:value-type="float">
            <text:p>999991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999838" calcext:value-type="float">
            <text:p>9999838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office:value-type="float" office:value="13.5768509724929" calcext:value-type="float">
            <text:p>13,576850972492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71325257734588" calcext:value-type="float">
            <text:p>9,7132525773458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14814814814815" calcext:value-type="float">
            <text:p>5,14814814814815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office:value-type="float" office:value="0.972589025681763" calcext:value-type="float">
            <text:p>0,97258902568176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24128518553667" calcext:value-type="float">
            <text:p>5,2412851855366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931096673331595" calcext:value-type="float">
            <text:p>0,931096673331595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office:value-type="float" office:value="0.945929412876602" calcext:value-type="float">
            <text:p>0,9459294128766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.4710703961262" calcext:value-type="float">
            <text:p>27,471070396126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866941015089163" calcext:value-type="float">
            <text:p>0,866941015089163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office:value-type="float" office:value="7.57806837586065" calcext:value-type="float">
            <text:p>7,5780683758606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.6390009307765" calcext:value-type="float">
            <text:p>18,6390009307765</text:p>
          </table:table-cell>
          <table:table-cell office:value-type="float" office:value="4.35346866815662" calcext:value-type="float">
            <text:p>4,3534686681566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796199037285956" calcext:value-type="float">
            <text:p>0,796199037285956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office:value-type="float" office:value="7.57806837586065" calcext:value-type="float">
            <text:p>7,5780683758606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.6390009307765" calcext:value-type="float">
            <text:p>18,6390009307765</text:p>
          </table:table-cell>
          <table:table-cell office:value-type="float" office:value="4.35346866815662" calcext:value-type="float">
            <text:p>4,3534686681566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796199037285956" calcext:value-type="float">
            <text:p>0,796199037285956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office:value-type="float" office:value="13.5768509724929" calcext:value-type="float">
            <text:p>13,576850972492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9.71325257734588" calcext:value-type="float">
            <text:p>9,7132525773458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14814814814815" calcext:value-type="float">
            <text:p>5,14814814814815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office:value-type="float" office:value="0.972589025681763" calcext:value-type="float">
            <text:p>0,97258902568176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24128518553667" calcext:value-type="float">
            <text:p>5,2412851855366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931096673331595" calcext:value-type="float">
            <text:p>0,931096673331595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office:value-type="float" office:value="0.945929412876602" calcext:value-type="float">
            <text:p>0,9459294128766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.4710703961262" calcext:value-type="float">
            <text:p>27,471070396126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866941015089163" calcext:value-type="float">
            <text:p>0,866941015089163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6384" calcext:value-type="float">
            <text:p>36384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19" calcext:value-type="float">
            <text:p>9999919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0347190364085385" calcext:value-type="float">
            <text:p>0,034719036408539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00363832983430464" calcext:value-type="float">
            <text:p>0,003638329834305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602087401488885" calcext:value-type="float">
            <text:p>0,060208740148889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0.00362509239031637" calcext:value-type="float">
            <text:p>0,003625092390316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10:06:23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18" office:value-type="string" calcext:value-type="string">
            <text:p>2017-06-28 00:00:00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5.1220572882796" calcext:value-type="float">
            <text:p>15,1220572882796</text:p>
          </table:table-cell>
          <table:table-cell table:number-columns-repeated="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23" table:number-columns-repeated="14"/>
          <table:table-cell table:number-columns-repeated="1009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6391" calcext:value-type="float">
            <text:p>2463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731688" calcext:value-type="float">
            <text:p>7316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9999919" calcext:value-type="float">
            <text:p>99999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999840" calcext:value-type="float">
            <text:p>9999840</text:p>
          </table:table-cell>
          <table:table-cell office:value-type="float" office:value="9999919" calcext:value-type="float">
            <text:p>9999919</text:p>
          </table:table-cell>
          <table:table-cell office:value-type="float" office:value="9999840" calcext:value-type="float">
            <text:p>9999840</text:p>
          </table:table-cell>
          <table:table-cell table:number-columns-repeated="2" office:value-type="float" office:value="9999919" calcext:value-type="float">
            <text:p>9999919</text:p>
          </table:table-cell>
          <table:table-cell office:value-type="float" office:value="9999840" calcext:value-type="float">
            <text:p>9999840</text:p>
          </table:table-cell>
          <table:table-cell office:value-type="float" office:value="9999838" calcext:value-type="float">
            <text:p>999983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.0013285493606" calcext:value-type="float">
            <text:p>14,001328549360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32928081984131" calcext:value-type="float">
            <text:p>1,32928081984131</text:p>
          </table:table-cell>
          <table:table-cell office:value-type="float" office:value="13.3433743432681" calcext:value-type="float">
            <text:p>13,3433743432681</text:p>
          </table:table-cell>
          <table:table-cell office:value-type="float" office:value="0.999999308326209" calcext:value-type="float">
            <text:p>0,999999308326209</text:p>
          </table:table-cell>
          <table:table-cell office:value-type="float" office:value="0" calcext:value-type="float">
            <text:p>0</text:p>
          </table:table-cell>
          <table:table-cell office:value-type="float" office:value="0.0388684172649366" calcext:value-type="float">
            <text:p>0,038868417264937</text:p>
          </table:table-cell>
          <table:table-cell office:value-type="float" office:value="0.313802076465874" calcext:value-type="float">
            <text:p>0,313802076465874</text:p>
          </table:table-cell>
          <table:table-cell office:value-type="float" office:value="0.0182336391759966" calcext:value-type="float">
            <text:p>0,018233639175997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7.44059662046001E+018" calcext:value-type="float">
            <text:p>7,44E+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0.720874733996" calcext:value-type="float">
            <text:p>230,720874733996</text:p>
          </table:table-cell>
          <table:table-cell office:value-type="float" office:value="248175.664390482" calcext:value-type="float">
            <text:p>248175,664390482</text:p>
          </table:table-cell>
          <table:table-cell office:value-type="float" office:value="0.500489607833725" calcext:value-type="float">
            <text:p>0,500489607833725</text:p>
          </table:table-cell>
          <table:table-cell office:value-type="float" office:value="0" calcext:value-type="float">
            <text:p>0</text:p>
          </table:table-cell>
          <table:table-cell office:value-type="float" office:value="7.9285083209174" calcext:value-type="float">
            <text:p>7,9285083209174</text:p>
          </table:table-cell>
          <table:table-cell office:value-type="float" office:value="9.88048738779821" calcext:value-type="float">
            <text:p>9,88048738779821</text:p>
          </table:table-cell>
          <table:table-cell office:value-type="float" office:value="0.00171552779155022" calcext:value-type="float">
            <text:p>0,00171552779155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.63602299692285E+024" calcext:value-type="float">
            <text:p>1,64E+2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4" calcext:value-type="float">
            <text:p>504</text:p>
          </table:table-cell>
          <table:table-cell office:value-type="float" office:value="399990304" calcext:value-type="float">
            <text:p>399990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9828" calcext:value-type="float">
            <text:p>1699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08683218907575E+021" calcext:value-type="float">
            <text:p>3,09E+2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6.2200099416507" calcext:value-type="float">
            <text:p>66,2200099416507</text:p>
          </table:table-cell>
          <table:table-cell office:value-type="float" office:value="3941832.75031644" calcext:value-type="float">
            <text:p>3941832,75031644</text:p>
          </table:table-cell>
          <table:table-cell office:value-type="float" office:value="0.499999760278177" calcext:value-type="float">
            <text:p>0,499999760278177</text:p>
          </table:table-cell>
          <table:table-cell office:value-type="float" office:value="0" calcext:value-type="float">
            <text:p>0</text:p>
          </table:table-cell>
          <table:table-cell office:value-type="float" office:value="3481.73666682779" calcext:value-type="float">
            <text:p>3481,73666682779</text:p>
          </table:table-cell>
          <table:table-cell office:value-type="float" office:value="0.848900697450067" calcext:value-type="float">
            <text:p>0,848900697450067</text:p>
          </table:table-cell>
          <table:table-cell office:value-type="float" office:value="0.0413833874402308" calcext:value-type="float">
            <text:p>0,041383387440231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9.52853296351418E+042" calcext:value-type="float">
            <text:p>9,53E+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85.08971667231" calcext:value-type="float">
            <text:p>4385,08971667231</text:p>
          </table:table-cell>
          <table:table-cell office:value-type="float" office:value="1.55380454314673E+016" calcext:value-type="float">
            <text:p>1,55380454314673E+016</text:p>
          </table:table-cell>
          <table:table-cell office:value-type="float" office:value="0.249999760278234" calcext:value-type="float">
            <text:p>0,249999760278234</text:p>
          </table:table-cell>
          <table:table-cell office:value-type="float" office:value="0" calcext:value-type="float">
            <text:p>0</text:p>
          </table:table-cell>
          <table:table-cell office:value-type="float" office:value="12122490.2171331" calcext:value-type="float">
            <text:p>12122490,2171331</text:p>
          </table:table-cell>
          <table:table-cell office:value-type="float" office:value="0.720632394131211" calcext:value-type="float">
            <text:p>0,720632394131211</text:p>
          </table:table-cell>
          <table:table-cell office:value-type="float" office:value="0.00171258475602825" calcext:value-type="float">
            <text:p>0,001712584756028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22" table:number-columns-repeated="6"/>
          <table:table-cell table:style-name="ce28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3" table:number-columns-repeated="4"/>
          <table:table-cell table:style-name="ce23" office:value-type="string" calcext:value-type="string">
            <text:p>Call count</text:p>
          </table:table-cell>
          <table:table-cell table:style-name="ce28" table:number-columns-repeated="1017"/>
        </table:table-row>
        <table:table-row table:style-name="ro1">
          <table:table-cell table:style-name="ce5"/>
          <table:table-cell table:style-name="ce12" office:value-type="string" calcext:value-type="string">
            <text:p>Median in seconds</text:p>
          </table:table-cell>
          <table:table-cell table:style-name="ce12" office:value-type="string" calcext:value-type="string">
            <text:p>Mean in seconds</text:p>
          </table:table-cell>
          <table:table-cell table:style-name="ce12" office:value-type="string" calcext:value-type="string">
            <text:p>Min in seconds</text:p>
          </table:table-cell>
          <table:table-cell table:style-name="ce12" office:value-type="string" calcext:value-type="string">
            <text:p>Max in seconds</text:p>
          </table:table-cell>
          <table:table-cell table:style-name="ce12" office:value-type="string" calcext:value-type="string">
            <text:p>Standard deviation in seconds </text:p>
          </table:table-cell>
          <table:table-cell table:style-name="ce12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21" office:value-type="float" office:value="7067.359411" calcext:value-type="float">
            <text:p>7,07E+03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21" office:value-type="float" office:value="2752.363051" calcext:value-type="float">
            <text:p>2,75E+03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21" office:value-type="float" office:value="2752.361873" calcext:value-type="float">
            <text:p>2,75E+03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1" office:value-type="float" office:value="2547.57556" calcext:value-type="float">
            <text:p>2,55E+03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1" office:value-type="float" office:value="2480.526699" calcext:value-type="float">
            <text:p>2,48E+03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1" office:value-type="float" office:value="313.5984535" calcext:value-type="float">
            <text:p>3,14E+02</text:p>
          </table:table-cell>
          <table:table-cell table:style-name="ce21" office:value-type="float" office:value="527.68093" calcext:value-type="float">
            <text:p>5,28E+02</text:p>
          </table:table-cell>
          <table:table-cell table:style-name="ce21" office:value-type="float" office:value="44.147802" calcext:value-type="float">
            <text:p>4,41E+01</text:p>
          </table:table-cell>
          <table:table-cell table:style-name="ce21" office:value-type="float" office:value="1439.379011" calcext:value-type="float">
            <text:p>1,44E+03</text:p>
          </table:table-cell>
          <table:table-cell table:style-name="ce21" office:value-type="float" office:value="623.220229555512" calcext:value-type="float">
            <text:p>6,23E+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21" office:value-type="float" office:value="293.782336" calcext:value-type="float">
            <text:p>2,94E+02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21" office:value-type="float" office:value="105.763255" calcext:value-type="float">
            <text:p>1,06E+02</text:p>
          </table:table-cell>
          <table:table-cell table:style-name="ce21" office:value-type="float" office:value="263.699195888889" calcext:value-type="float">
            <text:p>2,64E+02</text:p>
          </table:table-cell>
          <table:table-cell table:style-name="ce21" office:value-type="float" office:value="38.822667" calcext:value-type="float">
            <text:p>3,88E+01</text:p>
          </table:table-cell>
          <table:table-cell table:style-name="ce21" office:value-type="float" office:value="1135.879651" calcext:value-type="float">
            <text:p>1,14E+03</text:p>
          </table:table-cell>
          <table:table-cell table:style-name="ce21" office:value-type="float" office:value="360.257649057724" calcext:value-type="float">
            <text:p>3,60E+02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1" office:value-type="float" office:value="98.2427665" calcext:value-type="float">
            <text:p>9,82E+01</text:p>
          </table:table-cell>
          <table:table-cell table:style-name="ce21" office:value-type="float" office:value="131.377122" calcext:value-type="float">
            <text:p>1,31E+02</text:p>
          </table:table-cell>
          <table:table-cell table:style-name="ce21" office:value-type="float" office:value="0.226972" calcext:value-type="float">
            <text:p>2,27E-01</text:p>
          </table:table-cell>
          <table:table-cell table:style-name="ce21" office:value-type="float" office:value="328.795983" calcext:value-type="float">
            <text:p>3,29E+02</text:p>
          </table:table-cell>
          <table:table-cell table:style-name="ce21" office:value-type="float" office:value="140.692465796136" calcext:value-type="float">
            <text:p>1,41E+02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1" office:value-type="float" office:value="44.8168545" calcext:value-type="float">
            <text:p>4,48E+01</text:p>
          </table:table-cell>
          <table:table-cell table:style-name="ce21" office:value-type="float" office:value="43.17023075" calcext:value-type="float">
            <text:p>4,32E+01</text:p>
          </table:table-cell>
          <table:table-cell table:style-name="ce21" office:value-type="float" office:value="0.383329" calcext:value-type="float">
            <text:p>3,83E-01</text:p>
          </table:table-cell>
          <table:table-cell table:style-name="ce21" office:value-type="float" office:value="82.663885" calcext:value-type="float">
            <text:p>8,27E+01</text:p>
          </table:table-cell>
          <table:table-cell table:style-name="ce21" office:value-type="float" office:value="35.0108006160409" calcext:value-type="float">
            <text:p>3,50E+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1" office:value-type="float" office:value="32.147971" calcext:value-type="float">
            <text:p>3,21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1" office:value-type="float" office:value="29.0912675" calcext:value-type="float">
            <text:p>2,91E+01</text:p>
          </table:table-cell>
          <table:table-cell table:style-name="ce21" office:value-type="float" office:value="35.0990185" calcext:value-type="float">
            <text:p>3,51E+01</text:p>
          </table:table-cell>
          <table:table-cell table:style-name="ce21" office:value-type="float" office:value="8.012847" calcext:value-type="float">
            <text:p>8,01E+00</text:p>
          </table:table-cell>
          <table:table-cell table:style-name="ce21" office:value-type="float" office:value="74.200692" calcext:value-type="float">
            <text:p>7,42E+01</text:p>
          </table:table-cell>
          <table:table-cell table:style-name="ce21" office:value-type="float" office:value="27.8980690360228" calcext:value-type="float">
            <text:p>2,79E+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1" office:value-type="float" office:value="27.435297" calcext:value-type="float">
            <text:p>2,74E+01</text:p>
          </table:table-cell>
          <table:table-cell table:style-name="ce21" office:value-type="float" office:value="28.94113475" calcext:value-type="float">
            <text:p>2,89E+01</text:p>
          </table:table-cell>
          <table:table-cell table:style-name="ce21" office:value-type="float" office:value="5.076522" calcext:value-type="float">
            <text:p>5,08E+00</text:p>
          </table:table-cell>
          <table:table-cell table:style-name="ce21" office:value-type="float" office:value="55.817423" calcext:value-type="float">
            <text:p>5,58E+01</text:p>
          </table:table-cell>
          <table:table-cell table:style-name="ce21" office:value-type="float" office:value="20.7878151282333" calcext:value-type="float">
            <text:p>2,08E+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1" office:value-type="float" office:value="27.1329105" calcext:value-type="float">
            <text:p>2,71E+01</text:p>
          </table:table-cell>
          <table:table-cell table:style-name="ce21" office:value-type="float" office:value="149.437153181818" calcext:value-type="float">
            <text:p>1,49E+02</text:p>
          </table:table-cell>
          <table:table-cell table:style-name="ce21" office:value-type="float" office:value="5.062923" calcext:value-type="float">
            <text:p>5,06E+00</text:p>
          </table:table-cell>
          <table:table-cell table:style-name="ce21" office:value-type="float" office:value="2480.526365" calcext:value-type="float">
            <text:p>2,48E+03</text:p>
          </table:table-cell>
          <table:table-cell table:style-name="ce21" office:value-type="float" office:value="522.012669010681" calcext:value-type="float">
            <text:p>5,22E+02</text:p>
          </table:table-cell>
          <table:table-cell table:style-name="ce25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1" office:value-type="float" office:value="25.762783" calcext:value-type="float">
            <text:p>2,58E+01</text:p>
          </table:table-cell>
          <table:table-cell table:style-name="ce21" office:value-type="float" office:value="26.74787975" calcext:value-type="float">
            <text:p>2,67E+01</text:p>
          </table:table-cell>
          <table:table-cell table:style-name="ce21" office:value-type="float" office:value="9.349768" calcext:value-type="float">
            <text:p>9,35E+00</text:p>
          </table:table-cell>
          <table:table-cell table:style-name="ce21" office:value-type="float" office:value="46.116185" calcext:value-type="float">
            <text:p>4,61E+01</text:p>
          </table:table-cell>
          <table:table-cell table:style-name="ce21" office:value-type="float" office:value="15.0825971347514" calcext:value-type="float">
            <text:p>1,51E+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Columnstatisticscalculator.calculate entropy</text:p>
          </table:table-cell>
          <table:table-cell table:style-name="ce11" office:value-type="float" office:value="24.0188245" calcext:value-type="float">
            <text:p>2,40E+01</text:p>
          </table:table-cell>
          <table:table-cell table:style-name="ce11" office:value-type="float" office:value="146.36544975" calcext:value-type="float">
            <text:p>1,46E+02</text:p>
          </table:table-cell>
          <table:table-cell table:style-name="ce11" office:value-type="float" office:value="0.383269" calcext:value-type="float">
            <text:p>3,83E-01</text:p>
          </table:table-cell>
          <table:table-cell table:style-name="ce11" office:value-type="float" office:value="2750.817539" calcext:value-type="float">
            <text:p>2,75E+03</text:p>
          </table:table-cell>
          <table:table-cell table:style-name="ce11" office:value-type="float" office:value="555.933858047089" calcext:value-type="float">
            <text:p>5,56E+02</text:p>
          </table:table-cell>
          <table:table-cell table:style-name="ce26" office:value-type="float" office:value="24" calcext:value-type="float">
            <text:p>2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1" office:value-type="float" office:value="20.354682" calcext:value-type="float">
            <text:p>2,04E+01</text:p>
          </table:table-cell>
          <table:table-cell table:style-name="ce21" office:value-type="float" office:value="20.85169675" calcext:value-type="float">
            <text:p>2,09E+01</text:p>
          </table:table-cell>
          <table:table-cell table:style-name="ce21" office:value-type="float" office:value="0.650511" calcext:value-type="float">
            <text:p>6,51E-01</text:p>
          </table:table-cell>
          <table:table-cell table:style-name="ce21" office:value-type="float" office:value="42.046912" calcext:value-type="float">
            <text:p>4,20E+01</text:p>
          </table:table-cell>
          <table:table-cell table:style-name="ce21" office:value-type="float" office:value="20.1724488199005" calcext:value-type="float">
            <text:p>2,02E+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1" office:value-type="float" office:value="19.307599" calcext:value-type="float">
            <text:p>1,93E+01</text:p>
          </table:table-cell>
          <table:table-cell table:style-name="ce21" office:value-type="float" office:value="44.73549625" calcext:value-type="float">
            <text:p>4,47E+01</text:p>
          </table:table-cell>
          <table:table-cell table:style-name="ce21" office:value-type="float" office:value="0.90909" calcext:value-type="float">
            <text:p>9,09E-01</text:p>
          </table:table-cell>
          <table:table-cell table:style-name="ce21" office:value-type="float" office:value="139.417697" calcext:value-type="float">
            <text:p>1,39E+02</text:p>
          </table:table-cell>
          <table:table-cell table:style-name="ce21" office:value-type="float" office:value="64.3197335657108" calcext:value-type="float">
            <text:p>6,43E+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1" office:value-type="float" office:value="15.104276" calcext:value-type="float">
            <text:p>1,51E+01</text:p>
          </table:table-cell>
          <table:table-cell table:style-name="ce21" office:value-type="float" office:value="29.4028205" calcext:value-type="float">
            <text:p>2,94E+01</text:p>
          </table:table-cell>
          <table:table-cell table:style-name="ce21" office:value-type="float" office:value="0.252132" calcext:value-type="float">
            <text:p>2,52E-01</text:p>
          </table:table-cell>
          <table:table-cell table:style-name="ce21" office:value-type="float" office:value="87.150598" calcext:value-type="float">
            <text:p>8,72E+01</text:p>
          </table:table-cell>
          <table:table-cell table:style-name="ce21" office:value-type="float" office:value="39.1311932285134" calcext:value-type="float">
            <text:p>3,91E+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1" office:value-type="float" office:value="10.907399" calcext:value-type="float">
            <text:p>1,09E+01</text:p>
          </table:table-cell>
          <table:table-cell table:style-name="ce21" office:value-type="float" office:value="49.425719" calcext:value-type="float">
            <text:p>4,94E+01</text:p>
          </table:table-cell>
          <table:table-cell table:style-name="ce21" office:value-type="float" office:value="0.195496" calcext:value-type="float">
            <text:p>1,95E-01</text:p>
          </table:table-cell>
          <table:table-cell table:style-name="ce21" office:value-type="float" office:value="175.692582" calcext:value-type="float">
            <text:p>1,76E+02</text:p>
          </table:table-cell>
          <table:table-cell table:style-name="ce21" office:value-type="float" office:value="84.3635431022062" calcext:value-type="float">
            <text:p>8,44E+01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1" office:value-type="float" office:value="8.773476" calcext:value-type="float">
            <text:p>8,77E+00</text:p>
          </table:table-cell>
          <table:table-cell table:style-name="ce21" office:value-type="float" office:value="15.7779680454545" calcext:value-type="float">
            <text:p>1,58E+01</text:p>
          </table:table-cell>
          <table:table-cell table:style-name="ce21" office:value-type="float" office:value="0.501428" calcext:value-type="float">
            <text:p>5,01E-01</text:p>
          </table:table-cell>
          <table:table-cell table:style-name="ce21" office:value-type="float" office:value="157.804202" calcext:value-type="float">
            <text:p>1,58E+02</text:p>
          </table:table-cell>
          <table:table-cell table:style-name="ce21" office:value-type="float" office:value="32.0519816762463" calcext:value-type="float">
            <text:p>3,21E+01</text:p>
          </table:table-cell>
          <table:table-cell table:style-name="ce25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21" office:value-type="float" office:value="7.928284" calcext:value-type="float">
            <text:p>7,93E+00</text:p>
          </table:table-cell>
          <table:table-cell table:style-name="ce21" office:value-type="float" office:value="77.2318731111111" calcext:value-type="float">
            <text:p>7,72E+01</text:p>
          </table:table-cell>
          <table:table-cell table:style-name="ce21" office:value-type="float" office:value="5.983809" calcext:value-type="float">
            <text:p>5,98E+00</text:p>
          </table:table-cell>
          <table:table-cell table:style-name="ce21" office:value-type="float" office:value="542.953156" calcext:value-type="float">
            <text:p>5,43E+02</text:p>
          </table:table-cell>
          <table:table-cell table:style-name="ce21" office:value-type="float" office:value="177.072862130433" calcext:value-type="float">
            <text:p>1,77E+02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1" office:value-type="float" office:value="6.553057" calcext:value-type="float">
            <text:p>6,55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1" office:value-type="float" office:value="5.251384" calcext:value-type="float">
            <text:p>5,25E+00</text:p>
          </table:table-cell>
          <table:table-cell table:style-name="ce21" office:value-type="float" office:value="6.18629269565217" calcext:value-type="float">
            <text:p>6,19E+00</text:p>
          </table:table-cell>
          <table:table-cell table:style-name="ce21" office:value-type="float" office:value="0.526309" calcext:value-type="float">
            <text:p>5,26E-01</text:p>
          </table:table-cell>
          <table:table-cell table:style-name="ce21" office:value-type="float" office:value="17.52034" calcext:value-type="float">
            <text:p>1,75E+01</text:p>
          </table:table-cell>
          <table:table-cell table:style-name="ce21" office:value-type="float" office:value="3.52429181339689" calcext:value-type="float">
            <text:p>3,52E+00</text:p>
          </table:table-cell>
          <table:table-cell table:style-name="ce25" office:value-type="float" office:value="23" calcext:value-type="float">
            <text:p>2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1" office:value-type="float" office:value="5.192937" calcext:value-type="float">
            <text:p>5,19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1" office:value-type="float" office:value="5.159256" calcext:value-type="float">
            <text:p>5,16E+00</text:p>
          </table:table-cell>
          <table:table-cell table:style-name="ce21" office:value-type="float" office:value="11.4736397727273" calcext:value-type="float">
            <text:p>1,15E+01</text:p>
          </table:table-cell>
          <table:table-cell table:style-name="ce21" office:value-type="float" office:value="0.480257" calcext:value-type="float">
            <text:p>4,80E-01</text:p>
          </table:table-cell>
          <table:table-cell table:style-name="ce21" office:value-type="float" office:value="69.471204" calcext:value-type="float">
            <text:p>6,95E+01</text:p>
          </table:table-cell>
          <table:table-cell table:style-name="ce21" office:value-type="float" office:value="19.1244479025092" calcext:value-type="float">
            <text:p>1,91E+01</text:p>
          </table:table-cell>
          <table:table-cell table:style-name="ce25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1" office:value-type="float" office:value="4.24413" calcext:value-type="float">
            <text:p>4,24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1" office:value-type="float" office:value="3.6064395" calcext:value-type="float">
            <text:p>3,61E+00</text:p>
          </table:table-cell>
          <table:table-cell table:style-name="ce21" office:value-type="float" office:value="4.788566" calcext:value-type="float">
            <text:p>4,79E+00</text:p>
          </table:table-cell>
          <table:table-cell table:style-name="ce21" office:value-type="float" office:value="2.34113" calcext:value-type="float">
            <text:p>2,34E+00</text:p>
          </table:table-cell>
          <table:table-cell table:style-name="ce21" office:value-type="float" office:value="9.600255" calcext:value-type="float">
            <text:p>9,60E+00</text:p>
          </table:table-cell>
          <table:table-cell table:style-name="ce21" office:value-type="float" office:value="3.29193366618902" calcext:value-type="float">
            <text:p>3,29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21" office:value-type="float" office:value="2.863386" calcext:value-type="float">
            <text:p>2,86E+00</text:p>
          </table:table-cell>
          <table:table-cell table:style-name="ce21" office:value-type="float" office:value="17.1276388888889" calcext:value-type="float">
            <text:p>1,71E+01</text:p>
          </table:table-cell>
          <table:table-cell table:style-name="ce21" office:value-type="float" office:value="2.202753" calcext:value-type="float">
            <text:p>2,20E+00</text:p>
          </table:table-cell>
          <table:table-cell table:style-name="ce21" office:value-type="float" office:value="47.222583" calcext:value-type="float">
            <text:p>4,72E+01</text:p>
          </table:table-cell>
          <table:table-cell table:style-name="ce21" office:value-type="float" office:value="19.9266549154288" calcext:value-type="float">
            <text:p>1,99E+01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1" office:value-type="float" office:value="2.6426905" calcext:value-type="float">
            <text:p>2,64E+00</text:p>
          </table:table-cell>
          <table:table-cell table:style-name="ce21" office:value-type="float" office:value="3.48132125" calcext:value-type="float">
            <text:p>3,48E+00</text:p>
          </table:table-cell>
          <table:table-cell table:style-name="ce21" office:value-type="float" office:value="0.083754" calcext:value-type="float">
            <text:p>8,38E-02</text:p>
          </table:table-cell>
          <table:table-cell table:style-name="ce21" office:value-type="float" office:value="8.55615" calcext:value-type="float">
            <text:p>8,56E+00</text:p>
          </table:table-cell>
          <table:table-cell table:style-name="ce21" office:value-type="float" office:value="3.79701715359178" calcext:value-type="float">
            <text:p>3,80E+00</text:p>
          </table:table-cell>
          <table:table-cell table:style-name="ce25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1" office:value-type="float" office:value="2.637691" calcext:value-type="float">
            <text:p>2,64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21" office:value-type="float" office:value="1.191298" calcext:value-type="float">
            <text:p>1,19E+00</text:p>
          </table:table-cell>
          <table:table-cell table:style-name="ce21" office:value-type="float" office:value="6.00042466666667" calcext:value-type="float">
            <text:p>6,00E+00</text:p>
          </table:table-cell>
          <table:table-cell table:style-name="ce21" office:value-type="float" office:value="1.065844" calcext:value-type="float">
            <text:p>1,07E+00</text:p>
          </table:table-cell>
          <table:table-cell table:style-name="ce21" office:value-type="float" office:value="32.926945" calcext:value-type="float">
            <text:p>3,29E+01</text:p>
          </table:table-cell>
          <table:table-cell table:style-name="ce21" office:value-type="float" office:value="10.3395464422876" calcext:value-type="float">
            <text:p>1,03E+01</text:p>
          </table:table-cell>
          <table:table-cell table:style-name="ce25" office:value-type="float" office:value="9" calcext:value-type="float">
            <text:p>9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1" office:value-type="float" office:value="0.0000055" calcext:value-type="float">
            <text:p>5,50E-06</text:p>
          </table:table-cell>
          <table:table-cell table:style-name="ce21" office:value-type="float" office:value="0.0000408636363636364" calcext:value-type="float">
            <text:p>4,09E-05</text:p>
          </table:table-cell>
          <table:table-cell table:style-name="ce21" office:value-type="float" office:value="0.000004" calcext:value-type="float">
            <text:p>4,00E-06</text:p>
          </table:table-cell>
          <table:table-cell table:style-name="ce21" office:value-type="float" office:value="0.000774" calcext:value-type="float">
            <text:p>7,74E-04</text:p>
          </table:table-cell>
          <table:table-cell table:style-name="ce21" office:value-type="float" office:value="0.000163762108372261" calcext:value-type="float">
            <text:p>1,64E-04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8 files" table:style-name="ta1">
        <table:table-column table:style-name="co1" table:default-cell-style-name="ce27"/>
        <table:table-column table:style-name="co19" table:default-cell-style-name="Default"/>
        <table:table-column table:style-name="co13" table:number-columns-repeated="2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number-columns-repeated="976" table:default-cell-style-name="Default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22"/>
          <table:table-cell table:style-name="ce31" table:number-columns-repeated="46"/>
          <table:table-cell table:number-columns-repeated="976"/>
        </table:table-row>
        <table:table-row table:style-name="ro1">
          <table:table-cell table:style-name="ce19"/>
          <table:table-cell table:style-name="ce23" office:value-type="string" calcext:value-type="string">
            <text:p>Value</text:p>
          </table:table-cell>
          <table:table-cell table:style-name="ce31" table:number-columns-repeated="46"/>
          <table:table-cell table:number-columns-repeated="976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6"/>
          <table:table-cell table:number-columns-repeated="976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table:style-name="ce31" office:value-type="float" office:value="0.000001" calcext:value-type="float">
            <text:p>1E-06</text:p>
          </table:table-cell>
          <table:table-cell table:style-name="ce31" table:number-columns-repeated="46"/>
          <table:table-cell table:number-columns-repeated="976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table:style-name="ce31" office:value-type="float" office:value="100000000" calcext:value-type="float">
            <text:p>100000000</text:p>
          </table:table-cell>
          <table:table-cell table:style-name="ce31" table:number-columns-repeated="46"/>
          <table:table-cell table:number-columns-repeated="976"/>
        </table:table-row>
        <table:table-row table:style-name="ro1">
          <table:table-cell/>
          <table:table-cell table:style-name="ce31" table:number-columns-repeated="47"/>
          <table:table-cell table:number-columns-repeated="976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22" table:number-columns-repeated="14"/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19"/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DateTime</text:p>
          </table:table-cell>
          <table:table-cell table:style-name="ce23" office:value-type="string" calcext:value-type="string">
            <text:p>Zone</text:p>
          </table:table-cell>
          <table:table-cell table:style-name="ce23" office:value-type="string" calcext:value-type="string">
            <text:p>CIK</text:p>
          </table:table-cell>
          <table:table-cell table:style-name="ce23" office:value-type="string" calcext:value-type="string">
            <text:p>Accession</text:p>
          </table:table-cell>
          <table:table-cell table:style-name="ce23" office:value-type="string" calcext:value-type="string">
            <text:p>Extention</text:p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Size</text:p>
          </table:table-cell>
          <table:table-cell table:style-name="ce23" office:value-type="string" calcext:value-type="string">
            <text:p>IDX</text:p>
          </table:table-cell>
          <table:table-cell table:style-name="ce23" office:value-type="string" calcext:value-type="string">
            <text:p>NoRefer</text:p>
          </table:table-cell>
          <table:table-cell table:style-name="ce23" office:value-type="string" calcext:value-type="string">
            <text:p>NoAgent</text:p>
          </table:table-cell>
          <table:table-cell table:style-name="ce23" office:value-type="string" calcext:value-type="string">
            <text:p>Find</text:p>
          </table:table-cell>
          <table:table-cell table:style-name="ce23" office:value-type="string" calcext:value-type="string">
            <text:p>Crawler</text:p>
          </table:table-cell>
          <table:table-cell table:style-name="ce23" office:value-type="string" calcext:value-type="string">
            <text:p>Browser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23" table:number-columns-repeated="14"/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table:style-name="ce31" office:value-type="float" office:value="3.9336141140438" calcext:value-type="float">
            <text:p>3,9336141140438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2.87674087919104" calcext:value-type="float">
            <text:p>2,87674087919104</text:p>
          </table:table-cell>
          <table:table-cell table:style-name="ce31" office:value-type="float" office:value="4.5292790937604" calcext:value-type="float">
            <text:p>4,5292790937604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1.99571005326329" calcext:value-type="float">
            <text:p>1,99571005326329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string" calcext:value-type="string">
            <text:p>-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string" calcext:value-type="string">
            <text:p>-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string" calcext:value-type="string">
            <text:p>-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string" calcext:value-type="string">
            <text:p>-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string" calcext:value-type="string">
            <text:p>-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9" calcext:value-type="float">
            <text:p>89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table:style-name="ce31" office:value-type="float" office:value="1331307" calcext:value-type="float">
            <text:p>1331307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3785399" calcext:value-type="float">
            <text:p>3785399</text:p>
          </table:table-cell>
          <table:table-cell table:style-name="ce31" office:value-type="float" office:value="1871827" calcext:value-type="float">
            <text:p>1871827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table:style-name="ce31" office:value-type="float" office:value="1331307" calcext:value-type="float">
            <text:p>1331307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3785399" calcext:value-type="float">
            <text:p>3785399</text:p>
          </table:table-cell>
          <table:table-cell table:style-name="ce31" office:value-type="float" office:value="1871827" calcext:value-type="float">
            <text:p>1871827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style-name="ce31" office:value-type="float" office:value="99999999" calcext:value-type="float">
            <text:p>99999999</text:p>
          </table:table-cell>
          <table:table-cell table:number-columns-repeated="3" table:style-name="ce31" office:value-type="string" calcext:value-type="string">
            <text:p>-</text:p>
          </table:table-cell>
          <table:table-cell table:number-columns-repeated="2" table:style-name="ce31" office:value-type="float" office:value="99999999" calcext:value-type="float">
            <text:p>99999999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53021631" calcext:value-type="float">
            <text:p>53021631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string" calcext:value-type="string">
            <text:p>-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46978368" calcext:value-type="float">
            <text:p>46978368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table:style-name="ce31" office:value-type="float" office:value="13.4367090543671" calcext:value-type="float">
            <text:p>13,4367090543671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9.75527261755273" calcext:value-type="float">
            <text:p>9,75527261755273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3.00008647414109" calcext:value-type="float">
            <text:p>3,00008647414109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table:style-name="ce31" office:value-type="float" office:value="0.991374814862462" calcext:value-type="float">
            <text:p>0,99137481486246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.63890399515023" calcext:value-type="float">
            <text:p>5,63890399515023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.0207933457548056" calcext:value-type="float">
            <text:p>0,020793345754806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table:style-name="ce31" office:value-type="float" office:value="0.98282402354358" calcext:value-type="float">
            <text:p>0,98282402354358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.7972382665213" calcext:value-type="float">
            <text:p>31,7972382665213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.000432363227678892" calcext:value-type="float">
            <text:p>0,000432363227679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table:style-name="ce31" office:value-type="float" office:value="11.8259713585096" calcext:value-type="float">
            <text:p>11,8259713585096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19.8933524251072" calcext:value-type="float">
            <text:p>19,8933524251072</text:p>
          </table:table-cell>
          <table:table-cell table:style-name="ce31" office:value-type="float" office:value="5.99672368690647" calcext:value-type="float">
            <text:p>5,99672368690647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.667946849492755" calcext:value-type="float">
            <text:p>0,667946849492755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table:style-name="ce31" office:value-type="float" office:value="11.8259713585096" calcext:value-type="float">
            <text:p>11,8259713585096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19.8933524251072" calcext:value-type="float">
            <text:p>19,8933524251072</text:p>
          </table:table-cell>
          <table:table-cell table:style-name="ce31" office:value-type="float" office:value="5.99672368690647" calcext:value-type="float">
            <text:p>5,99672368690647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.667946849492755" calcext:value-type="float">
            <text:p>0,667946849492755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table:style-name="ce31" office:value-type="float" office:value="13.4367090543671" calcext:value-type="float">
            <text:p>13,4367090543671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9.75527261755273" calcext:value-type="float">
            <text:p>9,75527261755273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3.00008647414109" calcext:value-type="float">
            <text:p>3,00008647414109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table:style-name="ce31" office:value-type="float" office:value="0.991374814862462" calcext:value-type="float">
            <text:p>0,99137481486246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.63890399515023" calcext:value-type="float">
            <text:p>5,63890399515023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.0207933457548056" calcext:value-type="float">
            <text:p>0,020793345754806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table:style-name="ce31" office:value-type="float" office:value="0.98282402354358" calcext:value-type="float">
            <text:p>0,98282402354358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.7972382665213" calcext:value-type="float">
            <text:p>31,7972382665213</text:p>
          </table:table-cell>
          <table:table-cell table:number-columns-repeated="7" table:style-name="ce31" office:value-type="string" calcext:value-type="string">
            <text:p>-</text:p>
          </table:table-cell>
          <table:table-cell table:style-name="ce31" office:value-type="float" office:value="0.000432363227678892" calcext:value-type="float">
            <text:p>0,000432363227679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23" table:number-columns-repeated="14"/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19917779" calcext:value-type="float">
            <text:p>19917779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99999999" calcext:value-type="float">
            <text:p>99999999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0.922513778277493" calcext:value-type="float">
            <text:p>0,922513778277493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0.434228788684576" calcext:value-type="float">
            <text:p>0,434228788684576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52259" calcext:value-type="float">
            <text:p>52259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12.6465331951464" calcext:value-type="float">
            <text:p>12,6465331951464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159.934801855939" calcext:value-type="float">
            <text:p>159,934801855939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2006-05-18 13:54:38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2005-01-01 00:00:00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23.6532258272887" calcext:value-type="float">
            <text:p>23,6532258272887</text:p>
          </table:table-cell>
          <table:table-cell table:number-columns-repeated="12"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23" table:number-columns-repeated="14"/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9181" calcext:value-type="float">
            <text:p>279181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02977" calcext:value-type="float">
            <text:p>90297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table:style-name="ce31" office:value-type="string" calcext:value-type="string">
            <text:p>-</text:p>
          </table:table-cell>
          <table:table-cell table:number-columns-repeated="2" table:style-name="ce31" office:value-type="float" office:value="99999999" calcext:value-type="float">
            <text:p>99999999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99998478" calcext:value-type="float">
            <text:p>99998478</text:p>
          </table:table-cell>
          <table:table-cell table:style-name="ce31" office:value-type="float" office:value="94296733" calcext:value-type="float">
            <text:p>94296733</text:p>
          </table:table-cell>
          <table:table-cell table:style-name="ce31" office:value-type="float" office:value="99998482" calcext:value-type="float">
            <text:p>99998482</text:p>
          </table:table-cell>
          <table:table-cell table:number-columns-repeated="2" table:style-name="ce31" office:value-type="float" office:value="99999999" calcext:value-type="float">
            <text:p>99999999</text:p>
          </table:table-cell>
          <table:table-cell table:number-columns-repeated="2" table:style-name="ce31" office:value-type="float" office:value="99998482" calcext:value-type="float">
            <text:p>99998482</text:p>
          </table:table-cell>
          <table:table-cell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table:style-name="ce31" office:value-type="string" calcext:value-type="string">
            <text:p>-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1521" calcext:value-type="float">
            <text:p>1521</text:p>
          </table:table-cell>
          <table:table-cell table:style-name="ce31" office:value-type="float" office:value="5703266" calcext:value-type="float">
            <text:p>5703266</text:p>
          </table:table-cell>
          <table:table-cell table:style-name="ce31" office:value-type="float" office:value="1517" calcext:value-type="float">
            <text:p>151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517" calcext:value-type="float">
            <text:p>1517</text:p>
          </table:table-cell>
          <table:table-cell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0.998361438577281" calcext:value-type="float">
            <text:p>0,998361438577281</text:p>
          </table:table-cell>
          <table:table-cell table:style-name="ce31" office:value-type="float" office:value="14.6461898189678" calcext:value-type="float">
            <text:p>14,6461898189678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0.559039052280096" calcext:value-type="float">
            <text:p>0,559039052280096</text:p>
          </table:table-cell>
          <table:table-cell table:style-name="ce31" office:value-type="float" office:value="14.9540124397622" calcext:value-type="float">
            <text:p>14,9540124397622</text:p>
          </table:table-cell>
          <table:table-cell table:style-name="ce31" office:value-type="float" office:value="0.954666648271764" calcext:value-type="float">
            <text:p>0,954666648271764</text:p>
          </table:table-cell>
          <table:table-cell table:style-name="ce31" office:value-type="float" office:value="0.985035664244198" calcext:value-type="float">
            <text:p>0,985035664244198</text:p>
          </table:table-cell>
          <table:table-cell table:style-name="ce31" office:value-type="float" office:value="0.524867555292764" calcext:value-type="float">
            <text:p>0,524867555292764</text:p>
          </table:table-cell>
          <table:table-cell table:style-name="ce31" office:value-type="float" office:value="1.71536080275627" calcext:value-type="float">
            <text:p>1,71536080275627</text:p>
          </table:table-cell>
          <table:table-cell table:style-name="ce31" office:value-type="float" office:value="0.528639425812836" calcext:value-type="float">
            <text:p>0,528639425812836</text:p>
          </table:table-cell>
          <table:table-cell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452.382576523826" calcext:value-type="float">
            <text:p>452,382576523826</text:p>
          </table:table-cell>
          <table:table-cell table:style-name="ce21" office:value-type="float" office:value="4.4752010742295E+016" calcext:value-type="float">
            <text:p>4,48E+16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210.102487279856" calcext:value-type="float">
            <text:p>210,102487279856</text:p>
          </table:table-cell>
          <table:table-cell table:style-name="ce31" office:value-type="float" office:value="104873.928214353" calcext:value-type="float">
            <text:p>104873,928214353</text:p>
          </table:table-cell>
          <table:table-cell table:style-name="ce31" office:value-type="float" office:value="0.375316097298357" calcext:value-type="float">
            <text:p>0,375316097298357</text:p>
          </table:table-cell>
          <table:table-cell table:style-name="ce31" office:value-type="float" office:value="0.578546835785468" calcext:value-type="float">
            <text:p>0,578546835785468</text:p>
          </table:table-cell>
          <table:table-cell table:style-name="ce31" office:value-type="float" office:value="6.60473223604732" calcext:value-type="float">
            <text:p>6,60473223604732</text:p>
          </table:table-cell>
          <table:table-cell table:style-name="ce31" office:value-type="float" office:value="2.0852635443006" calcext:value-type="float">
            <text:p>2,0852635443006</text:p>
          </table:table-cell>
          <table:table-cell table:style-name="ce31" office:value-type="float" office:value="0.119749167792367" calcext:value-type="float">
            <text:p>0,119749167792367</text:p>
          </table:table-cell>
          <table:table-cell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500" calcext:value-type="float">
            <text:p>500</text:p>
          </table:table-cell>
          <table:table-cell table:style-name="ce21" office:value-type="float" office:value="1.12445897113465E+024" calcext:value-type="float">
            <text:p>1,12E+24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163311824" calcext:value-type="float">
            <text:p>1633118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334544" calcext:value-type="float">
            <text:p>133454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49.9432010307937" calcext:value-type="float">
            <text:p>49,9432010307937</text:p>
          </table:table-cell>
          <table:table-cell table:style-name="ce21" office:value-type="float" office:value="2.00759517785627E+020" calcext:value-type="float">
            <text:p>2,01E+20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35.7788450241637" calcext:value-type="float">
            <text:p>35,7788450241637</text:p>
          </table:table-cell>
          <table:table-cell table:style-name="ce31" office:value-type="float" office:value="537968.628408573" calcext:value-type="float">
            <text:p>537968,628408573</text:p>
          </table:table-cell>
          <table:table-cell table:style-name="ce31" office:value-type="float" office:value="0.48420442419057" calcext:value-type="float">
            <text:p>0,48420442419057</text:p>
          </table:table-cell>
          <table:table-cell table:style-name="ce31" office:value-type="float" office:value="1.63274658744363" calcext:value-type="float">
            <text:p>1,63274658744363</text:p>
          </table:table-cell>
          <table:table-cell table:style-name="ce31" office:value-type="float" office:value="2546.42405168086" calcext:value-type="float">
            <text:p>2546,42405168086</text:p>
          </table:table-cell>
          <table:table-cell table:style-name="ce31" office:value-type="float" office:value="3.49819848664728" calcext:value-type="float">
            <text:p>3,49819848664728</text:p>
          </table:table-cell>
          <table:table-cell table:style-name="ce31" office:value-type="float" office:value="0.324667991346866" calcext:value-type="float">
            <text:p>0,324667991346866</text:p>
          </table:table-cell>
          <table:table-cell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2494.32332920228" calcext:value-type="float">
            <text:p>2494,32332920228</text:p>
          </table:table-cell>
          <table:table-cell table:style-name="ce21" office:value-type="float" office:value="4.03043839815176E+040" calcext:value-type="float">
            <text:p>4,03E+40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float" office:value="1280.12575126312" calcext:value-type="float">
            <text:p>1280,12575126312</text:p>
          </table:table-cell>
          <table:table-cell table:style-name="ce31" office:value-type="float" office:value="289410245151.801" calcext:value-type="float">
            <text:p>289410245151,801</text:p>
          </table:table-cell>
          <table:table-cell table:style-name="ce31" office:value-type="float" office:value="0.234453924405721" calcext:value-type="float">
            <text:p>0,234453924405721</text:p>
          </table:table-cell>
          <table:table-cell table:style-name="ce31" office:value-type="float" office:value="2.66586141880883" calcext:value-type="float">
            <text:p>2,66586141880883</text:p>
          </table:table-cell>
          <table:table-cell table:style-name="ce31" office:value-type="float" office:value="6484275.45097876" calcext:value-type="float">
            <text:p>6484275,45097876</text:p>
          </table:table-cell>
          <table:table-cell table:style-name="ce31" office:value-type="float" office:value="12.2373926519813" calcext:value-type="float">
            <text:p>12,2373926519813</text:p>
          </table:table-cell>
          <table:table-cell table:style-name="ce31" office:value-type="float" office:value="0.105409304605208" calcext:value-type="float">
            <text:p>0,105409304605208</text:p>
          </table:table-cell>
          <table:table-cell table:style-name="ce31" office:value-type="string" calcext:value-type="string">
            <text:p>-</text:p>
          </table:table-cell>
          <table:table-cell table:style-name="ce31" table:number-columns-repeated="33"/>
          <table:table-cell table:number-columns-repeated="976"/>
        </table:table-row>
        <table:table-row table:style-name="ro1">
          <table:table-cell/>
          <table:table-cell table:style-name="ce31" table:number-columns-repeated="47"/>
          <table:table-cell table:number-columns-repeated="976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22" table:number-columns-repeated="6"/>
          <table:table-cell table:style-name="ce28" table:number-columns-repeated="41"/>
          <table:table-cell table:style-name="ce34" table:number-columns-repeated="976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3" table:number-columns-repeated="4"/>
          <table:table-cell table:style-name="ce23" office:value-type="string" calcext:value-type="string">
            <text:p>Call count</text:p>
          </table:table-cell>
          <table:table-cell table:style-name="ce28" table:number-columns-repeated="41"/>
          <table:table-cell table:style-name="ce34" table:number-columns-repeated="976"/>
        </table:table-row>
        <table:table-row table:style-name="ro1">
          <table:table-cell table:style-name="ce5"/>
          <table:table-cell table:style-name="ce12" office:value-type="string" calcext:value-type="string">
            <text:p>Median in seconds</text:p>
          </table:table-cell>
          <table:table-cell table:style-name="ce12" office:value-type="string" calcext:value-type="string">
            <text:p>Mean in seconds</text:p>
          </table:table-cell>
          <table:table-cell table:style-name="ce12" office:value-type="string" calcext:value-type="string">
            <text:p>Min in seconds</text:p>
          </table:table-cell>
          <table:table-cell table:style-name="ce12" office:value-type="string" calcext:value-type="string">
            <text:p>Max in seconds</text:p>
          </table:table-cell>
          <table:table-cell table:style-name="ce12" office:value-type="string" calcext:value-type="string">
            <text:p>Standard deviation in seconds 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 office:value-type="string" calcext:value-type="string">
            <text:p>Getdescription. emit columnar statistics</text:p>
          </table:table-cell>
          <table:table-cell table:number-columns-repeated="4" table:style-name="ce21" office:value-type="float" office:value="3164.688392" calcext:value-type="float">
            <text:p>3,16E+03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orkflowbreakercheckpointer.checkpoint</text:p>
          </table:table-cell>
          <table:table-cell table:number-columns-repeated="4" table:style-name="ce21" office:value-type="float" office:value="1606.84421" calcext:value-type="float">
            <text:p>1,61E+03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1" office:value-type="float" office:value="806.568475" calcext:value-type="float">
            <text:p>8,07E+02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1" office:value-type="float" office:value="622.018153" calcext:value-type="float">
            <text:p>6,22E+02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1" office:value-type="float" office:value="438.8252505" calcext:value-type="float">
            <text:p>4,39E+02</text:p>
          </table:table-cell>
          <table:table-cell table:style-name="ce21" office:value-type="float" office:value="420.93291675" calcext:value-type="float">
            <text:p>4,21E+02</text:p>
          </table:table-cell>
          <table:table-cell table:style-name="ce21" office:value-type="float" office:value="137.467847" calcext:value-type="float">
            <text:p>1,37E+02</text:p>
          </table:table-cell>
          <table:table-cell table:style-name="ce21" office:value-type="float" office:value="668.613319" calcext:value-type="float">
            <text:p>6,69E+02</text:p>
          </table:table-cell>
          <table:table-cell table:style-name="ce21" office:value-type="float" office:value="219.887849687722" calcext:value-type="float">
            <text:p>2,20E+0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1" office:value-type="float" office:value="130.8930805" calcext:value-type="float">
            <text:p>1,31E+02</text:p>
          </table:table-cell>
          <table:table-cell table:style-name="ce21" office:value-type="float" office:value="127.67289975" calcext:value-type="float">
            <text:p>1,28E+02</text:p>
          </table:table-cell>
          <table:table-cell table:style-name="ce21" office:value-type="float" office:value="20.182894" calcext:value-type="float">
            <text:p>2,02E+01</text:p>
          </table:table-cell>
          <table:table-cell table:style-name="ce21" office:value-type="float" office:value="228.722544" calcext:value-type="float">
            <text:p>2,29E+02</text:p>
          </table:table-cell>
          <table:table-cell table:style-name="ce21" office:value-type="float" office:value="86.9409425798572" calcext:value-type="float">
            <text:p>8,69E+0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1" office:value-type="float" office:value="112.50775" calcext:value-type="float">
            <text:p>1,13E+02</text:p>
          </table:table-cell>
          <table:table-cell table:style-name="ce21" office:value-type="float" office:value="106.352145" calcext:value-type="float">
            <text:p>1,06E+02</text:p>
          </table:table-cell>
          <table:table-cell table:style-name="ce21" office:value-type="float" office:value="15.157785" calcext:value-type="float">
            <text:p>1,52E+01</text:p>
          </table:table-cell>
          <table:table-cell table:style-name="ce21" office:value-type="float" office:value="185.235295" calcext:value-type="float">
            <text:p>1,85E+02</text:p>
          </table:table-cell>
          <table:table-cell table:style-name="ce21" office:value-type="float" office:value="71.5889019565018" calcext:value-type="float">
            <text:p>7,16E+0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1" office:value-type="float" office:value="87.114455" calcext:value-type="float">
            <text:p>8,71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style-name="ce21" office:value-type="float" office:value="71.085207" calcext:value-type="float">
            <text:p>7,11E+01</text:p>
          </table:table-cell>
          <table:table-cell table:style-name="ce21" office:value-type="float" office:value="74.8670296666667" calcext:value-type="float">
            <text:p>7,49E+01</text:p>
          </table:table-cell>
          <table:table-cell table:style-name="ce21" office:value-type="float" office:value="70.730359" calcext:value-type="float">
            <text:p>7,07E+01</text:p>
          </table:table-cell>
          <table:table-cell table:style-name="ce21" office:value-type="float" office:value="91.659075" calcext:value-type="float">
            <text:p>9,17E+01</text:p>
          </table:table-cell>
          <table:table-cell table:style-name="ce21" office:value-type="float" office:value="7.59831838551663" calcext:value-type="float">
            <text:p>7,60E+00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1" office:value-type="float" office:value="58.6034125" calcext:value-type="float">
            <text:p>5,86E+01</text:p>
          </table:table-cell>
          <table:table-cell table:style-name="ce21" office:value-type="float" office:value="55.95984575" calcext:value-type="float">
            <text:p>5,60E+01</text:p>
          </table:table-cell>
          <table:table-cell table:style-name="ce21" office:value-type="float" office:value="34.117524" calcext:value-type="float">
            <text:p>3,41E+01</text:p>
          </table:table-cell>
          <table:table-cell table:style-name="ce21" office:value-type="float" office:value="72.515034" calcext:value-type="float">
            <text:p>7,25E+01</text:p>
          </table:table-cell>
          <table:table-cell table:style-name="ce21" office:value-type="float" office:value="15.9795766400867" calcext:value-type="float">
            <text:p>1,60E+0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1" office:value-type="float" office:value="43.3747555" calcext:value-type="float">
            <text:p>4,34E+01</text:p>
          </table:table-cell>
          <table:table-cell table:style-name="ce21" office:value-type="float" office:value="67.8474025" calcext:value-type="float">
            <text:p>6,78E+01</text:p>
          </table:table-cell>
          <table:table-cell table:style-name="ce21" office:value-type="float" office:value="17.253899" calcext:value-type="float">
            <text:p>1,73E+01</text:p>
          </table:table-cell>
          <table:table-cell table:style-name="ce21" office:value-type="float" office:value="622.018141" calcext:value-type="float">
            <text:p>6,22E+02</text:p>
          </table:table-cell>
          <table:table-cell table:style-name="ce21" office:value-type="float" office:value="124.415126311126" calcext:value-type="float">
            <text:p>1,24E+02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1" office:value-type="float" office:value="34.3774555" calcext:value-type="float">
            <text:p>3,44E+01</text:p>
          </table:table-cell>
          <table:table-cell table:style-name="ce21" office:value-type="float" office:value="30.6051045" calcext:value-type="float">
            <text:p>3,06E+01</text:p>
          </table:table-cell>
          <table:table-cell table:style-name="ce21" office:value-type="float" office:value="18.560057" calcext:value-type="float">
            <text:p>1,86E+01</text:p>
          </table:table-cell>
          <table:table-cell table:style-name="ce21" office:value-type="float" office:value="35.10545" calcext:value-type="float">
            <text:p>3,51E+01</text:p>
          </table:table-cell>
          <table:table-cell table:style-name="ce21" office:value-type="float" office:value="8.04188939824245" calcext:value-type="float">
            <text:p>8,04E+0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1" office:value-type="float" office:value="32.519933" calcext:value-type="float">
            <text:p>3,25E+01</text:p>
          </table:table-cell>
          <table:table-cell table:style-name="ce21" office:value-type="float" office:value="28.86835475" calcext:value-type="float">
            <text:p>2,89E+01</text:p>
          </table:table-cell>
          <table:table-cell table:style-name="ce21" office:value-type="float" office:value="17.265634" calcext:value-type="float">
            <text:p>1,73E+01</text:p>
          </table:table-cell>
          <table:table-cell table:style-name="ce21" office:value-type="float" office:value="33.167919" calcext:value-type="float">
            <text:p>3,32E+01</text:p>
          </table:table-cell>
          <table:table-cell table:style-name="ce21" office:value-type="float" office:value="7.74230090110928" calcext:value-type="float">
            <text:p>7,74E+0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1" office:value-type="float" office:value="24.873691" calcext:value-type="float">
            <text:p>2,49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1" office:value-type="float" office:value="22.3877945" calcext:value-type="float">
            <text:p>2,24E+01</text:p>
          </table:table-cell>
          <table:table-cell table:style-name="ce21" office:value-type="float" office:value="22.65373675" calcext:value-type="float">
            <text:p>2,27E+01</text:p>
          </table:table-cell>
          <table:table-cell table:style-name="ce21" office:value-type="float" office:value="9.549475" calcext:value-type="float">
            <text:p>9,55E+00</text:p>
          </table:table-cell>
          <table:table-cell table:style-name="ce21" office:value-type="float" office:value="36.289883" calcext:value-type="float">
            <text:p>3,63E+01</text:p>
          </table:table-cell>
          <table:table-cell table:style-name="ce21" office:value-type="float" office:value="10.9356698091191" calcext:value-type="float">
            <text:p>1,09E+0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1" office:value-type="float" office:value="21.7746575" calcext:value-type="float">
            <text:p>2,18E+01</text:p>
          </table:table-cell>
          <table:table-cell table:style-name="ce21" office:value-type="float" office:value="23.0215569090909" calcext:value-type="float">
            <text:p>2,30E+01</text:p>
          </table:table-cell>
          <table:table-cell table:style-name="ce21" office:value-type="float" office:value="6.920863" calcext:value-type="float">
            <text:p>6,92E+00</text:p>
          </table:table-cell>
          <table:table-cell table:style-name="ce21" office:value-type="float" office:value="52.634676" calcext:value-type="float">
            <text:p>5,26E+01</text:p>
          </table:table-cell>
          <table:table-cell table:style-name="ce21" office:value-type="float" office:value="12.2972176062962" calcext:value-type="float">
            <text:p>1,23E+01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1" office:value-type="float" office:value="21.53563" calcext:value-type="float">
            <text:p>2,15E+01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processor. calculate messages entropy</text:p>
          </table:table-cell>
          <table:table-cell table:style-name="ce11" office:value-type="float" office:value="13.48956" calcext:value-type="float">
            <text:p>1,35E+01</text:p>
          </table:table-cell>
          <table:table-cell table:style-name="ce11" office:value-type="float" office:value="13.19029075" calcext:value-type="float">
            <text:p>1,32E+01</text:p>
          </table:table-cell>
          <table:table-cell table:style-name="ce11" office:value-type="float" office:value="5.712129" calcext:value-type="float">
            <text:p>5,71E+00</text:p>
          </table:table-cell>
          <table:table-cell table:style-name="ce11" office:value-type="float" office:value="20.069914" calcext:value-type="float">
            <text:p>2,01E+01</text:p>
          </table:table-cell>
          <table:table-cell table:style-name="ce11" office:value-type="float" office:value="5.90699827874228" calcext:value-type="float">
            <text:p>5,91E+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1" office:value-type="float" office:value="13.2505675" calcext:value-type="float">
            <text:p>1,33E+01</text:p>
          </table:table-cell>
          <table:table-cell table:style-name="ce21" office:value-type="float" office:value="13.91336175" calcext:value-type="float">
            <text:p>1,39E+01</text:p>
          </table:table-cell>
          <table:table-cell table:style-name="ce21" office:value-type="float" office:value="5.64395" calcext:value-type="float">
            <text:p>5,64E+00</text:p>
          </table:table-cell>
          <table:table-cell table:style-name="ce21" office:value-type="float" office:value="23.508362" calcext:value-type="float">
            <text:p>2,35E+01</text:p>
          </table:table-cell>
          <table:table-cell table:style-name="ce21" office:value-type="float" office:value="7.34750116711863" calcext:value-type="float">
            <text:p>7,35E+0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1" office:value-type="float" office:value="13.043927" calcext:value-type="float">
            <text:p>1,30E+01</text:p>
          </table:table-cell>
          <table:table-cell table:style-name="ce21" office:value-type="float" office:value="32.487754826087" calcext:value-type="float">
            <text:p>3,25E+01</text:p>
          </table:table-cell>
          <table:table-cell table:style-name="ce21" office:value-type="float" office:value="5.643912" calcext:value-type="float">
            <text:p>5,64E+00</text:p>
          </table:table-cell>
          <table:table-cell table:style-name="ce21" office:value-type="float" office:value="185.235257" calcext:value-type="float">
            <text:p>1,85E+02</text:p>
          </table:table-cell>
          <table:table-cell table:style-name="ce21" office:value-type="float" office:value="46.398429429683" calcext:value-type="float">
            <text:p>4,64E+01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1" office:value-type="float" office:value="12.1113055" calcext:value-type="float">
            <text:p>1,21E+01</text:p>
          </table:table-cell>
          <table:table-cell table:style-name="ce21" office:value-type="float" office:value="13.61719125" calcext:value-type="float">
            <text:p>1,36E+01</text:p>
          </table:table-cell>
          <table:table-cell table:style-name="ce21" office:value-type="float" office:value="4.710522" calcext:value-type="float">
            <text:p>4,71E+00</text:p>
          </table:table-cell>
          <table:table-cell table:style-name="ce21" office:value-type="float" office:value="25.535632" calcext:value-type="float">
            <text:p>2,55E+01</text:p>
          </table:table-cell>
          <table:table-cell table:style-name="ce21" office:value-type="float" office:value="8.73531700373495" calcext:value-type="float">
            <text:p>8,74E+0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1" office:value-type="float" office:value="11.237252" calcext:value-type="float">
            <text:p>1,12E+01</text:p>
          </table:table-cell>
          <table:table-cell table:style-name="ce21" office:value-type="float" office:value="14.3063366363636" calcext:value-type="float">
            <text:p>1,43E+01</text:p>
          </table:table-cell>
          <table:table-cell table:style-name="ce21" office:value-type="float" office:value="5.800541" calcext:value-type="float">
            <text:p>5,80E+00</text:p>
          </table:table-cell>
          <table:table-cell table:style-name="ce21" office:value-type="float" office:value="93.436458" calcext:value-type="float">
            <text:p>9,34E+01</text:p>
          </table:table-cell>
          <table:table-cell table:style-name="ce21" office:value-type="float" office:value="17.7739326306615" calcext:value-type="float">
            <text:p>1,78E+01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style-name="ce21" office:value-type="float" office:value="9.111065" calcext:value-type="float">
            <text:p>9,11E+00</text:p>
          </table:table-cell>
          <table:table-cell table:style-name="ce21" office:value-type="float" office:value="10.3056424444444" calcext:value-type="float">
            <text:p>1,03E+01</text:p>
          </table:table-cell>
          <table:table-cell table:style-name="ce21" office:value-type="float" office:value="8.87511" calcext:value-type="float">
            <text:p>8,88E+00</text:p>
          </table:table-cell>
          <table:table-cell table:style-name="ce21" office:value-type="float" office:value="16.271856" calcext:value-type="float">
            <text:p>1,63E+01</text:p>
          </table:table-cell>
          <table:table-cell table:style-name="ce21" office:value-type="float" office:value="2.59731257897553" calcext:value-type="float">
            <text:p>2,60E+00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1" office:value-type="float" office:value="8.622434" calcext:value-type="float">
            <text:p>8,62E+00</text:p>
          </table:table-cell>
          <table:table-cell table:style-name="ce21" office:value-type="float" office:value="12.2697276521739" calcext:value-type="float">
            <text:p>1,23E+01</text:p>
          </table:table-cell>
          <table:table-cell table:style-name="ce21" office:value-type="float" office:value="3.371023" calcext:value-type="float">
            <text:p>3,37E+00</text:p>
          </table:table-cell>
          <table:table-cell table:style-name="ce21" office:value-type="float" office:value="75.297607" calcext:value-type="float">
            <text:p>7,53E+01</text:p>
          </table:table-cell>
          <table:table-cell table:style-name="ce21" office:value-type="float" office:value="15.5182318894479" calcext:value-type="float">
            <text:p>1,55E+01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1" office:value-type="float" office:value="3.852755" calcext:value-type="float">
            <text:p>3,85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1" office:value-type="float" office:value="3.7103935" calcext:value-type="float">
            <text:p>3,71E+00</text:p>
          </table:table-cell>
          <table:table-cell table:style-name="ce21" office:value-type="float" office:value="3.7137115" calcext:value-type="float">
            <text:p>3,71E+00</text:p>
          </table:table-cell>
          <table:table-cell table:style-name="ce21" office:value-type="float" office:value="3.650853" calcext:value-type="float">
            <text:p>3,65E+00</text:p>
          </table:table-cell>
          <table:table-cell table:style-name="ce21" office:value-type="float" office:value="3.783206" calcext:value-type="float">
            <text:p>3,78E+00</text:p>
          </table:table-cell>
          <table:table-cell table:style-name="ce21" office:value-type="float" office:value="0.0541973705419982" calcext:value-type="float">
            <text:p>5,42E-0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style-name="ce21" office:value-type="float" office:value="3.620132" calcext:value-type="float">
            <text:p>3,62E+00</text:p>
          </table:table-cell>
          <table:table-cell table:style-name="ce21" office:value-type="float" office:value="3.59048177777778" calcext:value-type="float">
            <text:p>3,59E+00</text:p>
          </table:table-cell>
          <table:table-cell table:style-name="ce21" office:value-type="float" office:value="3.432206" calcext:value-type="float">
            <text:p>3,43E+00</text:p>
          </table:table-cell>
          <table:table-cell table:style-name="ce21" office:value-type="float" office:value="3.756946" calcext:value-type="float">
            <text:p>3,76E+00</text:p>
          </table:table-cell>
          <table:table-cell table:style-name="ce21" office:value-type="float" office:value="0.101786291198493" calcext:value-type="float">
            <text:p>1,02E-01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1" office:value-type="float" office:value="2.142228" calcext:value-type="float">
            <text:p>2,14E+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1" office:value-type="float" office:value="2.083478" calcext:value-type="float">
            <text:p>2,08E+00</text:p>
          </table:table-cell>
          <table:table-cell table:style-name="ce21" office:value-type="float" office:value="1.84245325" calcext:value-type="float">
            <text:p>1,84E+00</text:p>
          </table:table-cell>
          <table:table-cell table:style-name="ce21" office:value-type="float" office:value="1.031082" calcext:value-type="float">
            <text:p>1,03E+00</text:p>
          </table:table-cell>
          <table:table-cell table:style-name="ce21" office:value-type="float" office:value="2.171775" calcext:value-type="float">
            <text:p>2,17E+00</text:p>
          </table:table-cell>
          <table:table-cell table:style-name="ce21" office:value-type="float" office:value="0.544997060968451" calcext:value-type="float">
            <text:p>5,45E-0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style-name="ce21" office:value-type="float" office:value="1.833408" calcext:value-type="float">
            <text:p>1,83E+00</text:p>
          </table:table-cell>
          <table:table-cell table:style-name="ce21" office:value-type="float" office:value="1.848976" calcext:value-type="float">
            <text:p>1,85E+00</text:p>
          </table:table-cell>
          <table:table-cell table:style-name="ce21" office:value-type="float" office:value="1.795756" calcext:value-type="float">
            <text:p>1,80E+00</text:p>
          </table:table-cell>
          <table:table-cell table:style-name="ce21" office:value-type="float" office:value="1.925053" calcext:value-type="float">
            <text:p>1,93E+00</text:p>
          </table:table-cell>
          <table:table-cell table:style-name="ce21" office:value-type="float" office:value="0.0477975962000182" calcext:value-type="float">
            <text:p>4,78E-02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21" office:value-type="float" office:value="0.0002" calcext:value-type="float">
            <text:p>2,00E-04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1" office:value-type="float" office:value="0.0000055" calcext:value-type="float">
            <text:p>5,50E-06</text:p>
          </table:table-cell>
          <table:table-cell table:style-name="ce21" office:value-type="float" office:value="0.0000408636363636364" calcext:value-type="float">
            <text:p>4,09E-05</text:p>
          </table:table-cell>
          <table:table-cell table:style-name="ce21" office:value-type="float" office:value="0.000004" calcext:value-type="float">
            <text:p>4,00E-06</text:p>
          </table:table-cell>
          <table:table-cell table:style-name="ce21" office:value-type="float" office:value="0.000774" calcext:value-type="float">
            <text:p>7,74E-04</text:p>
          </table:table-cell>
          <table:table-cell table:style-name="ce21" office:value-type="float" office:value="0.000163762108372261" calcext:value-type="float">
            <text:p>1,64E-04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1" office:value-type="float" office:value="0.000004" calcext:value-type="float">
            <text:p>4,00E-06</text:p>
          </table:table-cell>
          <table:table-cell table:style-name="ce21" office:value-type="float" office:value="0.00000427272727272727" calcext:value-type="float">
            <text:p>4,27E-06</text:p>
          </table:table-cell>
          <table:table-cell table:style-name="ce21" office:value-type="float" office:value="0.000003" calcext:value-type="float">
            <text:p>3,00E-06</text:p>
          </table:table-cell>
          <table:table-cell table:style-name="ce21" office:value-type="float" office:value="0.000005" calcext:value-type="float">
            <text:p>5,00E-06</text:p>
          </table:table-cell>
          <table:table-cell table:style-name="ce21" office:value-type="float" office:value="0.00000063108509590102" calcext:value-type="float">
            <text:p>6,31E-07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stra de 10e3 files'.A62:'Mostra de 10e3 files'.G95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Mostra de 10e4 files'.A62:'Mostra de 10e4 files'.G95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62:'Mostra de 10e5 files'.G95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62:'Mostra de 10e6 files'.G95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59:'Mostra de 10e7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Mostra de 10e8 files'.A59:'Mostra de 10e8 files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8:16:08.105785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8:30:43.890925945</dc:date>
    <meta:editing-duration>PT36M15S</meta:editing-duration>
    <meta:editing-cycles>23</meta:editing-cycles>
    <meta:document-statistic meta:table-count="6" meta:cell-count="5736" meta:object-count="0"/>
  </office:meta>
</office:document-meta>
</file>